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rabicTest_1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arabicTest" svg:font-family="arabicTest">
      <svg:font-face-src>
        <svg:font-face-uri xlink:href="Fonts/Font_arabicTest_1.ttf" xlink:type="simple" loext:font-style="normal" loext:font-weight="normal">
          <svg:font-face-format svg:string="truetype"/>
        </svg:font-face-uri>
      </svg:font-face-src>
    </style:font-face>
    <style:font-face style:name="arabicTest1" svg:font-family="arabicTest" style:font-adornments="Běžné" style:font-pitch="variable">
      <svg:font-face-src>
        <svg:font-face-uri xlink:href="Fonts/Font_arabicTest_1.ttf" xlink:type="simple" loext:font-style="normal" loext:font-weight="normal">
          <svg:font-face-format svg:string="truetype"/>
        </svg:font-face-uri>
      </svg:font-face-src>
    </style:font-face>
    <style:font-face style:name="arabicTest2" svg:font-family="arabicTest" style:font-adornments="Kurzíva" style:font-pitch="variable">
      <svg:font-face-src>
        <svg:font-face-uri xlink:href="Fonts/Font_arabicTes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abulka157" style:family="table">
      <style:table-properties style:width="26.501cm" table:align="margins" style:may-break-between-rows="false" style:writing-mode="lr-tb"/>
    </style:style>
    <style:style style:name="Tabulka157.A" style:family="table-column">
      <style:table-column-properties style:column-width="13.247cm" style:rel-column-width="32758*"/>
    </style:style>
    <style:style style:name="Tabulka157.B" style:family="table-column">
      <style:table-column-properties style:column-width="13.254cm" style:rel-column-width="32777*"/>
    </style:style>
    <style:style style:name="Tabulka157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7.B1" style:family="table-cell">
      <style:table-cell-properties style:vertical-align="middle" fo:padding="0.097cm" fo:border="0.5pt solid #9b9b9b" style:writing-mode="page"/>
    </style:style>
    <style:style style:name="Tabulka158" style:family="table">
      <style:table-properties style:width="26.501cm" table:align="margins" style:may-break-between-rows="false" style:writing-mode="lr-tb"/>
    </style:style>
    <style:style style:name="Tabulka158.A" style:family="table-column">
      <style:table-column-properties style:column-width="13.247cm" style:rel-column-width="32758*"/>
    </style:style>
    <style:style style:name="Tabulka158.B" style:family="table-column">
      <style:table-column-properties style:column-width="13.254cm" style:rel-column-width="32777*"/>
    </style:style>
    <style:style style:name="Tabulka158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8.B1" style:family="table-cell">
      <style:table-cell-properties style:vertical-align="middle" fo:padding="0.097cm" fo:border="0.5pt solid #9b9b9b" style:writing-mode="page"/>
    </style:style>
    <style:style style:name="Tabulka159" style:family="table">
      <style:table-properties style:width="26.501cm" table:align="margins" style:may-break-between-rows="false" style:writing-mode="lr-tb"/>
    </style:style>
    <style:style style:name="Tabulka159.A" style:family="table-column">
      <style:table-column-properties style:column-width="13.247cm" style:rel-column-width="32758*"/>
    </style:style>
    <style:style style:name="Tabulka159.B" style:family="table-column">
      <style:table-column-properties style:column-width="13.254cm" style:rel-column-width="32777*"/>
    </style:style>
    <style:style style:name="Tabulka159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9.B1" style:family="table-cell">
      <style:table-cell-properties style:vertical-align="middle" fo:padding="0.097cm" fo:border="0.5pt solid #9b9b9b" style:writing-mode="page"/>
    </style:style>
    <style:style style:name="Tabulka172" style:family="table">
      <style:table-properties style:width="26.501cm" table:align="margins" style:may-break-between-rows="false" style:writing-mode="lr-tb"/>
    </style:style>
    <style:style style:name="Tabulka172.A" style:family="table-column">
      <style:table-column-properties style:column-width="13.247cm" style:rel-column-width="32758*"/>
    </style:style>
    <style:style style:name="Tabulka172.B" style:family="table-column">
      <style:table-column-properties style:column-width="13.254cm" style:rel-column-width="32777*"/>
    </style:style>
    <style:style style:name="Tabulka172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72.B1" style:family="table-cell">
      <style:table-cell-properties style:vertical-align="middle" fo:padding="0.097cm" fo:border="0.5pt solid #9b9b9b" style:writing-mode="page"/>
    </style:style>
    <style:style style:name="Tabulka173" style:family="table">
      <style:table-properties style:width="26.501cm" table:align="margins" style:may-break-between-rows="false" style:writing-mode="lr-tb"/>
    </style:style>
    <style:style style:name="Tabulka173.A" style:family="table-column">
      <style:table-column-properties style:column-width="13.247cm" style:rel-column-width="32758*"/>
    </style:style>
    <style:style style:name="Tabulka173.B" style:family="table-column">
      <style:table-column-properties style:column-width="13.254cm" style:rel-column-width="32777*"/>
    </style:style>
    <style:style style:name="Tabulka173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73.B1" style:family="table-cell">
      <style:table-cell-properties style:vertical-align="middle" fo:padding="0.097cm" fo:border="0.5pt solid #9b9b9b" style:writing-mode="page"/>
    </style:style>
    <style:style style:name="Tabulka174" style:family="table">
      <style:table-properties style:width="26.501cm" table:align="margins" style:may-break-between-rows="false" style:writing-mode="lr-tb"/>
    </style:style>
    <style:style style:name="Tabulka174.A" style:family="table-column">
      <style:table-column-properties style:column-width="13.247cm" style:rel-column-width="32758*"/>
    </style:style>
    <style:style style:name="Tabulka174.B" style:family="table-column">
      <style:table-column-properties style:column-width="13.254cm" style:rel-column-width="32777*"/>
    </style:style>
    <style:style style:name="Tabulka174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74.B1" style:family="table-cell">
      <style:table-cell-properties style:vertical-align="middle" fo:padding="0.097cm" fo:border="0.5pt solid #9b9b9b" style:writing-mode="page"/>
    </style:style>
    <style:style style:name="Tabulka150" style:family="table">
      <style:table-properties style:width="26.501cm" table:align="margins" style:may-break-between-rows="false" style:writing-mode="lr-tb"/>
    </style:style>
    <style:style style:name="Tabulka150.A" style:family="table-column">
      <style:table-column-properties style:column-width="13.247cm" style:rel-column-width="32758*"/>
    </style:style>
    <style:style style:name="Tabulka150.B" style:family="table-column">
      <style:table-column-properties style:column-width="13.254cm" style:rel-column-width="32777*"/>
    </style:style>
    <style:style style:name="Tabulka150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0.B1" style:family="table-cell">
      <style:table-cell-properties style:vertical-align="middle" fo:padding="0.097cm" fo:border="0.5pt solid #9b9b9b" style:writing-mode="page"/>
    </style:style>
    <style:style style:name="Tabulka151" style:family="table">
      <style:table-properties style:width="26.501cm" table:align="margins" style:may-break-between-rows="false" style:writing-mode="lr-tb"/>
    </style:style>
    <style:style style:name="Tabulka151.A" style:family="table-column">
      <style:table-column-properties style:column-width="13.247cm" style:rel-column-width="32758*"/>
    </style:style>
    <style:style style:name="Tabulka151.B" style:family="table-column">
      <style:table-column-properties style:column-width="13.254cm" style:rel-column-width="32777*"/>
    </style:style>
    <style:style style:name="Tabulka151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1.B1" style:family="table-cell">
      <style:table-cell-properties style:vertical-align="middle" fo:padding="0.097cm" fo:border="0.5pt solid #9b9b9b" style:writing-mode="page"/>
    </style:style>
    <style:style style:name="Tabulka152" style:family="table">
      <style:table-properties style:width="26.501cm" table:align="margins" style:may-break-between-rows="false" style:writing-mode="lr-tb"/>
    </style:style>
    <style:style style:name="Tabulka152.A" style:family="table-column">
      <style:table-column-properties style:column-width="13.247cm" style:rel-column-width="32758*"/>
    </style:style>
    <style:style style:name="Tabulka152.B" style:family="table-column">
      <style:table-column-properties style:column-width="13.254cm" style:rel-column-width="32777*"/>
    </style:style>
    <style:style style:name="Tabulka152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2.B1" style:family="table-cell">
      <style:table-cell-properties style:vertical-align="middle" fo:padding="0.097cm" fo:border="0.5pt solid #9b9b9b" style:writing-mode="page"/>
    </style:style>
    <style:style style:name="Tabulka153" style:family="table">
      <style:table-properties style:width="26.501cm" table:align="margins" style:may-break-between-rows="false" style:writing-mode="lr-tb"/>
    </style:style>
    <style:style style:name="Tabulka153.A" style:family="table-column">
      <style:table-column-properties style:column-width="13.247cm" style:rel-column-width="32758*"/>
    </style:style>
    <style:style style:name="Tabulka153.B" style:family="table-column">
      <style:table-column-properties style:column-width="13.254cm" style:rel-column-width="32777*"/>
    </style:style>
    <style:style style:name="Tabulka153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3.B1" style:family="table-cell">
      <style:table-cell-properties style:vertical-align="middle" fo:padding="0.097cm" fo:border="0.5pt solid #9b9b9b" style:writing-mode="page"/>
    </style:style>
    <style:style style:name="Tabulka154" style:family="table">
      <style:table-properties style:width="26.501cm" table:align="margins" style:may-break-between-rows="false" style:writing-mode="lr-tb"/>
    </style:style>
    <style:style style:name="Tabulka154.A" style:family="table-column">
      <style:table-column-properties style:column-width="13.247cm" style:rel-column-width="32758*"/>
    </style:style>
    <style:style style:name="Tabulka154.B" style:family="table-column">
      <style:table-column-properties style:column-width="13.254cm" style:rel-column-width="32777*"/>
    </style:style>
    <style:style style:name="Tabulka154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4.B1" style:family="table-cell">
      <style:table-cell-properties style:vertical-align="middle" fo:padding="0.097cm" fo:border="0.5pt solid #9b9b9b" style:writing-mode="page"/>
    </style:style>
    <style:style style:name="Tabulka155" style:family="table">
      <style:table-properties style:width="26.501cm" table:align="margins" style:may-break-between-rows="false" style:writing-mode="lr-tb"/>
    </style:style>
    <style:style style:name="Tabulka155.A" style:family="table-column">
      <style:table-column-properties style:column-width="13.247cm" style:rel-column-width="32758*"/>
    </style:style>
    <style:style style:name="Tabulka155.B" style:family="table-column">
      <style:table-column-properties style:column-width="13.254cm" style:rel-column-width="32777*"/>
    </style:style>
    <style:style style:name="Tabulka155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5.B1" style:family="table-cell">
      <style:table-cell-properties style:vertical-align="middle" fo:padding="0.097cm" fo:border="0.5pt solid #9b9b9b" style:writing-mode="page"/>
    </style:style>
    <style:style style:name="Tabulka156" style:family="table">
      <style:table-properties style:width="26.501cm" table:align="margins" style:may-break-between-rows="false" style:writing-mode="lr-tb"/>
    </style:style>
    <style:style style:name="Tabulka156.A" style:family="table-column">
      <style:table-column-properties style:column-width="13.247cm" style:rel-column-width="32758*"/>
    </style:style>
    <style:style style:name="Tabulka156.B" style:family="table-column">
      <style:table-column-properties style:column-width="13.254cm" style:rel-column-width="32777*"/>
    </style:style>
    <style:style style:name="Tabulka156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56.B1" style:family="table-cell">
      <style:table-cell-properties style:vertical-align="middle" fo:padding="0.097cm" fo:border="0.5pt solid #9b9b9b" style:writing-mode="page"/>
    </style:style>
    <style:style style:name="Tabulka144" style:family="table">
      <style:table-properties style:width="26.501cm" table:align="margins" style:may-break-between-rows="false" style:writing-mode="lr-tb"/>
    </style:style>
    <style:style style:name="Tabulka144.A" style:family="table-column">
      <style:table-column-properties style:column-width="13.247cm" style:rel-column-width="32758*"/>
    </style:style>
    <style:style style:name="Tabulka144.B" style:family="table-column">
      <style:table-column-properties style:column-width="13.254cm" style:rel-column-width="32777*"/>
    </style:style>
    <style:style style:name="Tabulka144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44.B1" style:family="table-cell">
      <style:table-cell-properties style:vertical-align="middle" fo:padding="0.097cm" fo:border="0.5pt solid #9b9b9b" style:writing-mode="page"/>
    </style:style>
    <style:style style:name="Tabulka145" style:family="table">
      <style:table-properties style:width="26.501cm" table:align="margins" style:may-break-between-rows="false" style:writing-mode="lr-tb"/>
    </style:style>
    <style:style style:name="Tabulka145.A" style:family="table-column">
      <style:table-column-properties style:column-width="13.247cm" style:rel-column-width="32758*"/>
    </style:style>
    <style:style style:name="Tabulka145.B" style:family="table-column">
      <style:table-column-properties style:column-width="13.254cm" style:rel-column-width="32777*"/>
    </style:style>
    <style:style style:name="Tabulka145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45.B1" style:family="table-cell">
      <style:table-cell-properties style:vertical-align="middle" fo:padding="0.097cm" fo:border="0.5pt solid #9b9b9b" style:writing-mode="page"/>
    </style:style>
    <style:style style:name="Tabulka146" style:family="table">
      <style:table-properties style:width="26.501cm" table:align="margins" style:may-break-between-rows="false" style:writing-mode="lr-tb"/>
    </style:style>
    <style:style style:name="Tabulka146.A" style:family="table-column">
      <style:table-column-properties style:column-width="13.247cm" style:rel-column-width="32758*"/>
    </style:style>
    <style:style style:name="Tabulka146.B" style:family="table-column">
      <style:table-column-properties style:column-width="13.254cm" style:rel-column-width="32777*"/>
    </style:style>
    <style:style style:name="Tabulka146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46.B1" style:family="table-cell">
      <style:table-cell-properties style:vertical-align="middle" fo:padding="0.097cm" fo:border="0.5pt solid #9b9b9b" style:writing-mode="page"/>
    </style:style>
    <style:style style:name="Tabulka147" style:family="table">
      <style:table-properties style:width="26.501cm" table:align="margins" style:may-break-between-rows="false" style:writing-mode="lr-tb"/>
    </style:style>
    <style:style style:name="Tabulka147.A" style:family="table-column">
      <style:table-column-properties style:column-width="13.247cm" style:rel-column-width="32758*"/>
    </style:style>
    <style:style style:name="Tabulka147.B" style:family="table-column">
      <style:table-column-properties style:column-width="13.254cm" style:rel-column-width="32777*"/>
    </style:style>
    <style:style style:name="Tabulka147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47.B1" style:family="table-cell">
      <style:table-cell-properties style:vertical-align="middle" fo:padding="0.097cm" fo:border="0.5pt solid #9b9b9b" style:writing-mode="page"/>
    </style:style>
    <style:style style:name="Tabulka148" style:family="table">
      <style:table-properties style:width="26.501cm" table:align="margins" style:may-break-between-rows="false" style:writing-mode="lr-tb"/>
    </style:style>
    <style:style style:name="Tabulka148.A" style:family="table-column">
      <style:table-column-properties style:column-width="13.247cm" style:rel-column-width="32758*"/>
    </style:style>
    <style:style style:name="Tabulka148.B" style:family="table-column">
      <style:table-column-properties style:column-width="13.254cm" style:rel-column-width="32777*"/>
    </style:style>
    <style:style style:name="Tabulka148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48.B1" style:family="table-cell">
      <style:table-cell-properties style:vertical-align="middle" fo:padding="0.097cm" fo:border="0.5pt solid #9b9b9b" style:writing-mode="page"/>
    </style:style>
    <style:style style:name="Tabulka149" style:family="table">
      <style:table-properties style:width="26.501cm" table:align="margins" style:may-break-between-rows="false" style:writing-mode="lr-tb"/>
    </style:style>
    <style:style style:name="Tabulka149.A" style:family="table-column">
      <style:table-column-properties style:column-width="13.247cm" style:rel-column-width="32758*"/>
    </style:style>
    <style:style style:name="Tabulka149.B" style:family="table-column">
      <style:table-column-properties style:column-width="13.254cm" style:rel-column-width="32777*"/>
    </style:style>
    <style:style style:name="Tabulka149.A1" style:family="table-cell">
      <style:table-cell-properties fo:padding="0.097cm" fo:border-left="0.5pt solid #9b9b9b" fo:border-right="none" fo:border-top="0.5pt solid #9b9b9b" fo:border-bottom="0.5pt solid #9b9b9b" style:writing-mode="page"/>
    </style:style>
    <style:style style:name="Tabulka149.B1" style:family="table-cell">
      <style:table-cell-properties style:vertical-align="middle" fo:padding="0.097cm" fo:border="0.5pt solid #9b9b9b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ulka157" table:style-name="Tabulka157">
        <table:table-column table:style-name="Tabulka157.A"/>
        <table:table-column table:style-name="Tabulka157.B"/>
        <table:table-row table:style-name="TableLine2294972809376">
          <table:table-cell table:style-name="Tabulka157.A1" office:value-type="string">
            <text:p text:style-name="Text_20_body">36:1 يسٓٓ </text:p>
            <text:p text:style-name="Text_20_body">36:2 وَََٱلْقُرْٜٜءََانِِ ٱلْحَََكِِيــمِِـ </text:p>
            <text:p text:style-name="Text_20_body">36:3 إِِنََّكََََ لَََمِِِنَََ ٱلْمُرْسَََََـلِِِينََََٜ </text:p>
            <text:p text:style-name="Text_20_body">36:4 عَََلَََىٰ صِِرََٰطٍۢــ مُّسْتََقِِيـمٍۢـ </text:p>
            <text:p text:style-name="Text_20_body">36:5 ـتََنزِِيلََ ٱلْعََزِِيــزِِ ٱلرَََّحِِيمِِــ </text:p>
            <text:p text:style-name="Text_20_body">36:6 لِِٺُـــنذِِرَََ قََوْمًۭٜا مَََّٜآ أُـنذِِٜرَََ ءََابَََــآؤُهُــمْ فَََــهُـمْ غَََٰـــفِِِٜلُٜٜٜٜٜونََََ </text:p>
            <text:p text:style-name="Text_20_body">36:7 لََقََدْ حَََٜٜقََّ ٱلْقََوْلُ عََلَََىٰٓٓ أََكْٜثََرِِهِِمْ فََــهُــمْ لَََا يُؤْمِِنُونََََ </text:p>
            <text:p text:style-name="Text_20_body">36:8 إِِنََّٜا جََََعََََٜلْنَََـا فِِىٓ أَعْنَََٰــقِِــهِِـمْ أََغْلََٰــلًۭا فَََـهِِٜىَََ إِِلَََىــــــ ٱلْأََذْقَََٜانِِ فََــهُــم مُّقْـمََََحُونَََ </text:p>
            <text:p text:style-name="Text_20_body">36:9 وَََجََََعََََٜلْنََـا مِِنۢ بَََيْنِِ أََيْدِِيهِِــمْ سََََََََََــــــدًّۭا وََمِِِنْ خَََلْٜفِِــهِِــمْـ سَََََدًّۭا فَََٜأََغْشَََـيْٜٜٜنَََٰـــهُـمْ فَََــهُــمْ لََََا يُبْصِِرُونََََ </text:p>
            <text:p text:style-name="Text_20_body">36:10 وَََسَََوَََآءٌ عَََلََيْهِِٜمْ ءَََأََـنذَََٜرْتَََــهُــمْ أََمْـ لَََمْـ ـتُنـذِِرْهُـــمْ لَََا يُؤْمِِنُـونَََ </text:p>
            <text:p text:style-name="Text_20_body">36:11 إِِنََّــمَََا ـٺُنــذِِرُ مَََنِِ ٱِتََّـبََـعََــ ٱلذِِِّكْـــــــــرَََ وَََـخَََشِِىَََ ٱلرََّحْمََٰــنَََ ـبِِٜٱلْغََيْبِِ ۖ فَََبََٜٜٜٜٜٜشِِّرْهُ بِِمَََغْفِِــرَََةٍۢ وَََأَََجْـرٍۢ كَََــــــــرِِِيـــمٍٍـ </text:p>
            <text:p text:style-name="Text_20_body">36:12 إِِنَََّــا نََحْــنُ نُــحْىِِِ ٱلْمََوْتَََىٰـــــــ وََََنَََـكْـــــــــتُٜٜبُ مَََاـ قَََدَََّمُوا۟ وَََءََاثَََٰـــرَََهُــمْ ۚ وَََكُلََّ شََََىْءٍٍ أََحْصََََََيْنََٰــهُ فِِىٓ إِِمََََٜامٍۢـ مُّبِِِــينٍۢ </text:p>
          </table:table-cell>
          <table:table-cell table:style-name="Tabulka157.B1" office:value-type="string">
            <text:p text:style-name="Table_20_Contents"/>
          </table:table-cell>
        </table:table-row>
      </table:table>
      <text:p text:style-name="Text_20_body"/>
      <table:table table:name="Tabulka158" table:style-name="Tabulka158">
        <table:table-column table:style-name="Tabulka158.A"/>
        <table:table-column table:style-name="Tabulka158.B"/>
        <text:soft-page-break/>
        <table:table-row table:style-name="TableLine2294972828096">
          <table:table-cell table:style-name="Tabulka158.A1" office:value-type="string">
            <text:p text:style-name="Text_20_body">36:13 وَََٱِضْرِِبْ لََهُــم مََّثََـلًًا أََـصْحَََٰــبَََ ٱلْقَََٜرْـيََةِِ إِِذْ جَََََآءََهََََا ٱلْمُٜرْسَََََــلُٜٜٜٜٜونََََ </text:p>
            <text:p text:style-name="Text_20_body">36:14 إِِذْ أََرْسَََََلْنََـآ إِِلََيْهِِـمُ ٱِثْنََـيْنِِ فَََكََٜذََّبُوهُـــمَََٜا فََعََٜزََّزْٜنََٜاـ ــــبِِثَََـــالِِثٍۢ فَََقََََـــالُوٓا۟ إِِٜنََّٜآٓ إِِلَََيْـكُٜٜم مُّرْسََََلُٜٜٜٜٜٜٜٜونََََ </text:p>
            <text:p text:style-name="Text_20_body">36:15 قََالُوا۟ مََٜآ أََنتُــمْـ ٜٜإِِلََّا بََشَََرٌۭ مِِّثْـلُٜٜنَََََََــــــا وَََمَََٜآ أََنـزََلََََ ٱلرََّحْمََٰــنُ مِِن شَََىْءٍ إِِنْ أََنتُــمْـ إِِلََّا تََـكْذِِبُونََََ </text:p>
            <text:p text:style-name="Text_20_body">36:16 قَََالُوا۟ رََبُّنََـا يََعْٜلََمُــٜ إِِٜنََّٜآٓ إِِلَََيْـكُمْـ لَََٜمُٜرْسَََََلُٜٜٜٜٜوٜٜنََََ </text:p>
            <text:p text:style-name="Text_20_body">36:17 وَََمَََاـ عَََلََََيْـــنَََآٓ إِِلََّا ٱلْبََــلََََٰــــغُــ ٱلْمُبِِِــينُــــــ </text:p>
            <text:p text:style-name="Text_20_body">36:18 قَََــالُوٓا۟ إِِنََّــا تََطََــيََّرْٜٜنََٜا بِِكُٜٜمْ ۖ لََئِِن ـلََّمْـ ـتَََنتَََــهُـوا۟ لََنََرْجُمََنََّــكُمْـ وَََلََيََــمََسََّنََّكُمـ مِِّنََّــا عَََذَََابٌ أََــلِِيــــمٌۭـ </text:p>
            <text:p text:style-name="Text_20_body">36:19 قََالُوا۟ طََٰٓٓـــئِِرُكُم مََّعَََــكُٜٜمْ ۚ أََئِِن ذُكِِّـــــــــرْتُمــــ ۚ بََلْ أََـــــنتُـــمْـ قَََوْمٌۭ مُّسْرِِـفُونََََََََََـــــــ </text:p>
            <text:p text:style-name="Text_20_body">36:20 وَََجََََآءََ مِِِنْ أََقْصَََََا ٱلْمَََدِِِــــينََََــةِِ رَََجُلٌۭ يََََسْعَََىٰ قَََالَََ يَََٰـــقَََٜوْمِِـ ٱِتَََّـــبِِعُوا۟ ٱلْمُرْسَََََََََـــلِِِينََََََََََــــــــٜ </text:p>
            <text:p text:style-name="Text_20_body">36:21 ٱِتَََّــــبِِِعُوا۟ مَََن لََّا يََسْـََٔلُــكُمْـ أََجْرًۭا وَََهُـــم مُّــهْـتَََدُونََََ </text:p>
            <text:p text:style-name="Text_20_body">36:22 وََََمَََاـ لِِِىََ لََآٓ أََــعْبُدُ ٱلََّذِِى فَََطََــرََََنِِى وَََإِِِلَََيْــهِِ ـتُٜرْجََََعُونَََ </text:p>
            <text:p text:style-name="Text_20_body">36:23 ءََأََتََّخِِِٜٜذُٜٜ مِِِن دُونِِٜهِِۦٓ ءََالِِِــهََََََََََــــــةًً إِِِن يُٜرِِدْنِِ ٱلرَََّحْمََٰــنُ بِِضُرٍّۢ لََّا تُغْــنِِ ـعَََنِِّىـــــــ شَََفَََٰـــعََتُــهُــمْ شَََََََََـــيْـًۭٔــا وَََلََََا ــــيُنــقِِِٜذُونِِِ </text:p>
            <text:p text:style-name="Text_20_body">36:24 إِِنِِّىٓ إِِذًۭا لََّٜفِِِى ضَََََلََََٰــلٍۢ مُّبِِِــينٍٍ </text:p>
            <text:p text:style-name="Text_20_body">36:25 إِِنِِّىٓٓــــــــ ءَََامََنٜٜتُـــــٜ بِِرَََٜٜٜٜٜٜبِِّــكُٜٜمْ ـفََٱِسْمَََعُونِِ </text:p>
            <text:p text:style-name="Text_20_body">36:26 ــقِِيــلَََ ٱُدْخُلِِِ ٱلْجََنََّــةََ ۖ قَََالَََ يََٰـــلَََيْتََ قَََوْمِِى يَََعْــلَََٜٜٜٜٜمُونََََ </text:p>
            <text:p text:style-name="Text_20_body">36:27 ٜبِِٜمَََََٜا غََََـفَََـرَََ لِِى رََََبِِِّى وََََجََََعَََلَََٜٜٜٜٜٜٜٜنِِِى مِِِنَََ ٱلْمُكْٜرَََمِِِينََََ </text:p>
          </table:table-cell>
          <table:table-cell table:style-name="Tabulka158.B1" office:value-type="string">
            <text:p text:style-name="Table_20_Contents"/>
          </table:table-cell>
        </table:table-row>
      </table:table>
      <text:p text:style-name="Text_20_body"/>
      <table:table table:name="Tabulka159" table:style-name="Tabulka159">
        <table:table-column table:style-name="Tabulka159.A"/>
        <table:table-column table:style-name="Tabulka159.B"/>
        <text:soft-page-break/>
        <table:table-row table:style-name="TableLine2294972813984">
          <table:table-cell table:style-name="Tabulka159.A1" office:value-type="string">
            <text:p text:style-name="Text_20_body">36:28 وَََمَََآـ أََٜنٜزََلْنَََـا عَََلََََىٰ قَََوْمِِهِِۦ مِِنۢ ــبَََعْـدِِهِِۦ مِِن جُندٍۢ مِِّنَََََََــــ ٱلسَََّـمََََآءِِ وَََمَََاـ كُٜنََّا مُنزِِلِِينََ </text:p>
            <text:p text:style-name="Text_20_body">36:29 إِِن كَََانََتْ إِِلََّا صَََيْـحَََٜٜةًۭ وَََٰحِِدََةًۭ فََٜإِِذََََا هُـمْ خَََََََٰــــمِِِٜٜدُونَََ </text:p>
            <text:p text:style-name="Text_20_body">36:30 يََٰـــحَََسْرََةًً عََلَََى ٱلْعِِبَََََـــادِِ ۚ مَََا يََََــأْتِِيــهِِـــمـ مِِّن رََّسُولٍ إِِلََّا كَََانُوا۟ بِِهِِۦ يَََسْتََهْزِِءُونَََََ </text:p>
            <text:p text:style-name="Text_20_body">36:31 أََـلََٜمْــ يَََــرََوْا۟ كَََمْـ أََهْـلَََـكْنَََـا قََبْــلََــٜٜٜٜٜهُــم مِِّنََََََََََـــــــ ٱلْقُٜرُونِِ أََنََّهُـمْ إِِلََيْهِِـمْ لَََا ـيََٜرْجِِِعُـونَََ </text:p>
            <text:p text:style-name="Text_20_body">36:32 وَََإِِِن كُلٌّۭ لََّٜمََّٜا جَََمِِٜٜيعٌۭــ لََّدََيْنََََـا مُحْضََرُونَََ </text:p>
            <text:p text:style-name="Text_20_body">36:33 وََءََايََـةٌۭ لََّهُــمُ ٱلْأَََرْضُ ٱلْمََيْــتَََةُ أََحْيََــيْنََٰـــهَََــا وَََأََخْٜٜرَََجْنَََـا مِِنْهَََا حََََٜٜبًّۭـا فَََمِِٜٜنْـهُ ٜيَََٜأْكُــــــــلُٜٜٜٜٜوٜٜنََََ </text:p>
            <text:p text:style-name="Text_20_body">36:34 وََََجَََعََََلْنَََــا فِِيــهَََََــــا جََََٜنَََّٰـــتٍۢ مِِِّن نََّخِِيــــــلٍۢ وَََأََعْنَََٰــبٍۢ وَََـفَََٜجََّٜٜرْٜنَََٜاـ فِِيهَََاـ مِِنَََ ٱلْعُـــيُونِِ </text:p>
            <text:p text:style-name="Text_20_body">36:35 لِِِيَََــأْكُـــــــلُٜٜٜٜٜٜٜٜوٜٜا۟ مِِن ثََمََٜرِِهِِۦ وَََمَََٜا ـعَََمِِِلََتْـهُ أََيْدِِيــهِِـمْ ۖ أََفََٜلَََا يَََشْــكُــــــــــرُونَََ </text:p>
            <text:p text:style-name="Text_20_body">36:36 سُبْحَََٰــنَََ ٱلََّذِِى ـخََلَََٜٜٜٜٜقَََ ٱلْأَََزْوَََٰجَََـ كُــــــــلََّــٜٜٜٜٜهََََـا مِِــمََّٜا ـتُنۢــبِِتُ ٱلْأََرْضُ وَََمِِنْ أََنفُسِِهِِــمْـ وَََمِِـمَََّٜا لَََا يََعْــــلَََٜمُونََََ </text:p>
            <text:p text:style-name="Text_20_body">36:37 وَََءََايَََــــةٌۭ لَََّـهُــمُ ٱلََّيْــلُ نََسْلََخُـ مِِنْـهُ ٱلنََّهََـارَََ ـفََإِِذَََا هُــم ـمُّظْـــلِِِٜٜٜٜٜمُونََََ </text:p>
            <text:p text:style-name="Text_20_body">36:38 وَََٱلشَََّـــمْٜٜسُ تََجْــــرِِى لِِِٜمُسْــتََـقََــرٍّۢ لََّـهَََََََََـــــا ۚ ذََٰلِِِكَََ تَََقْدِِِيرُ ٱلْعَََزِِيـزِِ ٱلْعَََٜلِِيـــمِِِـ </text:p>
            <text:p text:style-name="Text_20_body">36:39 وَََٱلْقَََـــمََٜرََ قََدََّرْنَََٰـــهُ مََنَََـازِِلََ حََتََّىٰ عَََادَََ كََٱلْعُرْجُونِِ ٱلْقََدِِــيمِِـٜٜ </text:p>
            <text:p text:style-name="Text_20_body">36:40 لَََا ٱلشََّــمْٜٜسُ يََنۢبََــغِِِى لََهََــآ أََن تُدْرِِكََََ ٱلْقََـمََرََ وََلَََا ٱلََّيْـلُ سَََََـاـبِِِقُ ٱلنََّهََارِِ ۚ وََكُلٌّۭ فِِِى فََلََكٍۢ يَََسْـــبَََحُونََََََََـــــ </text:p>
          </table:table-cell>
          <table:table-cell table:style-name="Tabulka159.B1" office:value-type="string">
            <text:p text:style-name="Table_20_Contents"/>
          </table:table-cell>
        </table:table-row>
      </table:table>
      <text:p text:style-name="Text_20_body"/>
      <table:table table:name="Tabulka172" table:style-name="Tabulka172">
        <table:table-column table:style-name="Tabulka172.A"/>
        <table:table-column table:style-name="Tabulka172.B"/>
        <text:soft-page-break/>
        <table:table-row table:style-name="TableLine2294972818304">
          <table:table-cell table:style-name="Tabulka172.A1" office:value-type="string">
            <text:p text:style-name="Text_20_body">36:41 وَََءَََاـيََةٌۭ لََّهُــمْ أََنََّـا ــحََمََلْنَََــا ذُرِِّٜٜيََّــتََهُــمْ فِِى ٱلْٜفُــلْكِِ ٱلْمَََشْحُٜٜونِِ </text:p>
            <text:p text:style-name="Text_20_body">36:42 وَََخَََلَََقْنَََـا لََهُـم مِِّن مِِِّثْــلِِهِِِۦ مَََٜا ـيََٜرْكَََبُونََََ </text:p>
            <text:p text:style-name="Text_20_body">36:43 وَََإِِِن نََّشََََـأْ نُغْـرِِقْــهُـمْ فََلَََا صَََرِِيخََ لََهُــمْ وََلَََا هُـمْ يُنـقَََذُونََََ </text:p>
            <text:p text:style-name="Text_20_body">36:44 إِِلََّا رََََحْمَََـةًۭ مِِّنََّـا وَََمََتَََٰـــعًًا إِِلََىٰ حِِِٜٜينٍۢ </text:p>
            <text:p text:style-name="Text_20_body">36:45 وَََإِِذَََا ــقِِيـلََ لََهُــمُ ٱِتََّقُٜوا۟ مََاـ بََيْنَََ أََيْدِِيكُٜٜمْ وَََمَََٜا خََلْٜفَََكُمْـ لََعََٜلََّكُمْـ ـتُٜرْحََمُونَََ </text:p>
            <text:p text:style-name="Text_20_body">36:46 وََََمَََٜا تَََأْتِِيهِِـم مِِّنْ ءََايََََـــةٍۢ مِِّنْ ءََايَََٰـــتِِ رَََبِِّهِِــمْ إِِلََّا كَََانُوا۟ عَََنْهََاـ مُعْٜرِِضِِينَََ </text:p>
            <text:p text:style-name="Text_20_body">36:47 وَََإِِذَََا ــقِِيــلَََ لََهُــمْ أََنفِِقُوٜٜا۟ مِِـمََّٜا رََزََقَََكُمُـ ٱللََّهُ قََالَََ ٱلََّذِِينَََ كَََـــــــــفَََــرُوا۟ لِِٜلََّذِِينََ ءَََامَََنُوٓٓا۟ أََنُطْعِِمُ مَََن لََّٜوْٜٜ يََشَََََــآءُ ٱللََّهُ أََطْعََََـــمََََهُۥٓ إِِنْ أََـــــنتُـــمْـ إِِلََّا فِِِىــــ ضََََلََٰـــلٍۢ مُّبِِِـينٍۢ </text:p>
            <text:p text:style-name="Text_20_body">36:48 وَََيَََقُٜولُٜونََََ مََتَََىٰ هَََٰـذََا ٱلْوَََـعْدُ إِِن كُٜنٜٜتُــمْـ صَََٰـدِِقِِِٜينَََ </text:p>
            <text:p text:style-name="Text_20_body">36:49 مَََاـ يََنـظُـرُونَََ إِِلَََّا صَََيْحَََََةًۭ وَََٰحِِِدََةًۭ ٜتَََـأْـخُذُٜهُــمْ وَََهُــمْ يََخِِصِِّـمُونَََ </text:p>
            <text:p text:style-name="Text_20_body">36:50 فَََٜلَََا يَََسْتَََطِِيـعُونََََ تََوْصِِيَََََـةًۭ وََلَََٓآ إِِلََىٰٓٓ أََهْلِِـٜٜٜٜٜهِِــمْ ـيَََٜرْجِِٜعُونََََََََـــــ </text:p>
            <text:p text:style-name="Text_20_body">36:51 وََنُفِِخَََـ فِِى ٱلصُّورِِ فََٜإِِذَََا هُـــم مِِّنَََ ٱلْأََجْدَََاثِِِ إِِلََىٰ رَََبِِّــهِِــمْ ٜٜيَََنٜٜٜٜٜٜسِِـلُٜٜٜٜٜوٜٜنَََََََََــــ </text:p>
            <text:p text:style-name="Text_20_body">36:52 قَََالُوا۟ يََٰــوَََيْلََنََــا مَََنۢ بَََعََثَََـــنَََا مِِِن مََّٜرْقََدِِٜنََٜاـ ۜ ۗ هَََٰــذَََا مََاـ وَََعََدََ ٱلرََّحْمَََٰـــنُ وَََصَََََدََََقََََََََََــــــ ٱلْمُٜرْسَََََََـــلُٜٜٜٜٜوٜٜنََََََََََـــــــ </text:p>
            <text:p text:style-name="Text_20_body">36:53 إِِن كَََـــــــــاـــــنََتْ إِِلََّا صََََيْحَََََـــةًۭ وَََٰحِِِدََةًۭ ـفَََإِِذََََا هُــمْ جَََمِِٜٜيـعٌۭ لََّدَََــــيْنََََــــا مُحْضََرُونََََ </text:p>
            <text:p text:style-name="Text_20_body">36:54 ـفََٱلْيَََـوْمََ لَََا تُظْـــلَََــٜٜٜٜٜمُ نَََفْسٌۭ شَََََََََــــيْـًۭٔا وََلَََا تُجْــــزَََوْنََََََََََـــــــ إِِلََّا مََََٜا كُـــــــــنٜٜتُــمْـ تََعْــمََََلُٜٜٜٜٜونََََ </text:p>
          </table:table-cell>
          <table:table-cell table:style-name="Tabulka172.B1" office:value-type="string">
            <text:p text:style-name="Table_20_Contents"/>
          </table:table-cell>
        </table:table-row>
      </table:table>
      <text:p text:style-name="Text_20_body"/>
      <table:table table:name="Tabulka173" table:style-name="Tabulka173">
        <table:table-column table:style-name="Tabulka173.A"/>
        <table:table-column table:style-name="Tabulka173.B"/>
        <text:soft-page-break/>
        <table:table-row table:style-name="TableLine2294972828960">
          <table:table-cell table:style-name="Tabulka173.A1" office:value-type="string">
            <text:p text:style-name="Text_20_body">36:55 إِنََّ أََصْحََََٰــبَََ ٱلْجََنََّــةِِ ٱلْيَََـوْمَََ فِِى شُغُلٍۢ فَََٰــكِِهُٜٜوٜٜنَََ </text:p>
            <text:p text:style-name="Text_20_body">36:56 هُمْ وَََأََزْوََََٰجُـهُمْــ فِِى ظِِـلَََٰــلٍٍ عَََلََََى ٱلْأََرَََآئِِـكِِِ مُتَََّـكِِـُٔوٜٜنَََ </text:p>
            <text:p text:style-name="Text_20_body">36:57 لََهُــمْ فِِيهَََا فَََٰــكِِهََةٌۭ وَََلَََهُـم مَََّاـ يََدََّعُونََََ </text:p>
            <text:p text:style-name="Text_20_body">36:58 سَََلَََٰـــمٌۭ قَََوْلًۭا مِِّن رََّبٍّۢ رََّحِِيــمٍۢـ </text:p>
            <text:p text:style-name="Text_20_body">36:59 وََٱِمْتَََٰـــزُوا۟ ٱلْيََـوْمَََ أََيُّهََا ٱلْمُجْٜٜرِِــــمُونَََ </text:p>
            <text:p text:style-name="Text_20_body">36:60 أََـلََمْـ أََعْـهََََــدْ إِِلَََيْـكُٜٜمْ يَََٰــــبََٜنِِىٓٓ ءََادَََمََ أََنـــــ لَََّا تََعْبُدُوا۟ ٱلشََّــيْطَََٰـــنََ ۖ إِِنََّــهُۥ لَََكُمْـ عَََدُوٌّۭ مُّبِِـينٌۭ </text:p>
            <text:p text:style-name="Text_20_body">36:61 وََأََنِِ ٱُــعْبُــــدُونِِى ۚ هَََٰـذَََا صِِِرََٰطٌۭ مُّسْـتَََقِِيـــمٌۭـ </text:p>
            <text:p text:style-name="Text_20_body">36:62 وََلَََقَََدْ أََضَََلََّ مِِنكُمْـ جِِٜٜبِِـلًّۭا كََـثِِــيرًا ۖ أََـفََلََـٜٜٜٜٜمْ تَََكُوـنُوا۟ تََعْقِِٜلُٜٜٜٜٜوٜٜنَََ </text:p>
            <text:p text:style-name="Text_20_body">36:63 هََٰــذِِهِِۦ جَََهَََنََّمُــ ٱلََّٜتِِى كُٜنٜٜتُــمْـ ـتُوعَََدُونََََََََـــٜٜٜ </text:p>
            <text:p text:style-name="Text_20_body">36:64 ٱِصْلََٜٜٜٜٜوْهََََـا ٱلْيََـوْمََ ٜٜبِِمََََا كُٜنٜٜتُــمْـ تَََكْفُرُونََََََََــــ </text:p>
            <text:p text:style-name="Text_20_body">36:65 ٱلْيََـوْمََ نََخْتِِِــــمُـ عََلَََىٰٓٓ أََـفْوَََٰهِِــهِِــمْ وَََتُكََلِِّٜٜٜٜٜمُٜٜنََََـآ أََيْدِِيهِِـمْ وَََتََشْهََدُ أََرْـجُلُـٜٜٜٜٜهُـــم بِِِِـــمَََََا كَََانُوا۟ يََََكْٜٜٜٜسِِِــبُوٜٜنَََ </text:p>
            <text:p text:style-name="Text_20_body">36:66 وَََلَََٜوْ نََشَََََََـــآءُ لََطَََـمَََسْــنَََََا عَََلَََىٰٓٓ أََــعْيُنِِهِِـمْ ـفَََٱِسْــتََبََــقُوا۟ ٱلصِِّــرََََٰطَََـ فََأََنََّىٰــــــ ــــيُبْصِِرُونََََََََََـــــــ </text:p>
            <text:p text:style-name="Text_20_body">36:67 وََلَََوْ نََشََََََََََــــــآءُ لََمََسَََََـخْنََٰـــهُــمْـ عَََلَََىٰ مَََـكَََــــــــــاـــــنََتِِــهِِــمْـ فَََمَََٜا ٱِسْــتََطََٰــــعُوا۟ مُضِِِــــيًّۭا وَََلََََا ـيَََٜرْجِِِعُوٜٜنََََََََــــ </text:p>
            <text:p text:style-name="Text_20_body">36:68 وَََمَََن نُّعَََــــمِِّٜرْهُ ـــــنُنَََــكِِّـــــــــسْـهُ فِِِى ٱلْخََٜٜلْٜٜٜٜٜٜٜٜقِِ ۖ أََفََٜلَََا ـيَََعْقِِِـلُٜٜوٜٜنََََ </text:p>
            <text:p text:style-name="Text_20_body">36:69 وََمََََاـ عَََلََّٜٜمْنَََٰـــهُ ٱلشِِّعْٜرََ وَََمَََاـ ـيَٜٜٜنۢبََـغِِى لََهُۥٓ ۚ إِِنْ هُوَََ إِِلََّا ذِِكْرٌۭ وَََقُرْءََانٌۭ مُّبِِــينٌۭ </text:p>
            <text:p text:style-name="Text_20_body">36:70 لِِّيُــنذِِرََ مَََن كََانَََ حَََيًّۭـــا وََيََحِِٜٜقََّ ٱلْقََٜوْلُ عَََلََََى ٱلْكَََٰــفِِٜرِِينَََََََََـــــ </text:p>
          </table:table-cell>
          <table:table-cell table:style-name="Tabulka173.B1" office:value-type="string">
            <text:p text:style-name="Table_20_Contents"/>
          </table:table-cell>
        </table:table-row>
      </table:table>
      <text:p text:style-name="Text_20_body"/>
      <table:table table:name="Tabulka174" table:style-name="Tabulka174">
        <table:table-column table:style-name="Tabulka174.A"/>
        <table:table-column table:style-name="Tabulka174.B"/>
        <text:soft-page-break/>
        <table:table-row table:style-name="TableLine2294972819168">
          <table:table-cell table:style-name="Tabulka174.A1" office:value-type="string">
            <text:p text:style-name="Text_20_body">36:71 أََوََـلَََٜمْـ يََرََوْا۟ أََنََّـا خَََلَََقْنََـا لََـهُـم مِِّـمََّٜا عَََمِِلََتْ أََيْدِِــــينَََـآ أََنْعَََََََٰـــــمًۭٜا فَََـهُـمْ لََـهَََََََـــا مَََٰـــلِِِكُٜٜٜونََََ </text:p>
            <text:p text:style-name="Text_20_body">36:72 وَََذَََلََّـلْنََٰـــهَََا لََهُــمْ ــفَََٜمِِنْهَََا رَََكُوبُهُـمْ وَََمِِنْهََا يَََأْكُلُونََََ </text:p>
            <text:p text:style-name="Text_20_body">36:73 وَََلَََهُــمْ فِِيهَََا مََنََٰـــفِِعُـ وَََـمََشَََََـــارِِِبُ ۖ أََفََٜلََا يََشْــكُرُٜٜونََََََََََـــــــ </text:p>
            <text:p text:style-name="Text_20_body">36:74 وَََٱِتََّخََــذُوا۟ مِِِن دُونِِ ٱللَََّهِِ ءََالِِــهَََـــةًۭ لََّعَََٜلََّـٜٜٜٜٜهُـمْ يُنـصََََرُونََََََََََــــــــ </text:p>
            <text:p text:style-name="Text_20_body">36:75 لَََا يََسْتََطِِيعُوٜٜنََََ ـنََصْرََهُـمْ وَََهُــمْ لََهُــمْ جُنـــدٌۭ مُّحْضََََرُونَََ </text:p>
            <text:p text:style-name="Text_20_body">36:76 فََلَََا يََحْٜزُٜٜنٜكََََََـــ قَََوْلُــهُــمْـ ۘ إِِنََّـا نَََعْٜلََٜٜٜٜٜمُ مَََاـ يُسِِرُّونَََََََََـــــ وَََمَََٜا يُعْٜلِِٜٜٜٜٜٜٜٜنُونَََ </text:p>
            <text:p text:style-name="Text_20_body">36:77 أََوََلََمْـ يََرََ ٱلْإِِنسََََٰــــنُ أََنََّــــا خَََلَََقْنَََٰــــهُ مِِِن نُّطْــفَََةٍۢ فَََإِِذََََا هُوََََ خََََصِِــــيـمٌۭـ مُّبِِـينٌۭ </text:p>
            <text:p text:style-name="Text_20_body">36:78 وَََضَََرََبَََ ــلََنَََـــا مََثَََـلًۭا وَََنََسِِىَََ خَََلْقَََــهُۥ ۖ قََالَََ مَََن يُـحْىِِ ٱلْعِِظَََٰــــمََ وَََهِِىَََ رَََـمِِيـــــمٌۭـ </text:p>
            <text:p text:style-name="Text_20_body">36:79 قُلْ يُحْٜٜيِِيهَََاـ ٱلََّذِِىٓ أََنشََََََـــأََهََآ أََوََّلَََ مَََـــرََّةٍۢ ۖ وَََهُوََ بِِــكُلِِّ ـخََََلْٜٜٜٜٜقٍٍ عَََلِِيــــمٌـ </text:p>
            <text:p text:style-name="Text_20_body">36:80 ٱلََّذِِى جََََعَََََـلََََ لََكُمـ مِِّنََََ ٱلشََََّجََََــرِِِ ٱلْأََخْضَََرِِ ٜنَََٜارًۭا فَََٜإِِذَََآ أََنتُـــمـ مِِّنْـهُ تُوقِِٜدُٜونَََ </text:p>
            <text:p text:style-name="Text_20_body">36:81 أََوََلََيْسَََٜٜ ٱلََّذِِِى ـخَََلَََٜٜٜٜٜقَََ ٱلسَََّــمََََٰــوََٰتِِ وََََٱلْأََرْضََََ ـبِِقََٰـــدِِرٍ عَََلََىٰٓٓ أََن يََخْٜٜلُٜٜٜٜٜقَََ مِِثْـلَََــٜٜٜٜٜهُــمـ ۚ ـبََلَََىٰ وَََهُوََ ٱلْخََلََّٰـٜٜٜٜٜقُ ٱلْعََٜلِِيــمُـ </text:p>
            <text:p text:style-name="Text_20_body">36:82 إِِنََّــمَََآ أََمْـرُهُۥٓ إِِذََََآ أََرَََادَََ شََََــيْـًًٔا أََن يَََقُٜولَََ لََهُۥ كُـن فََيََََََََـــــكُونُـــ </text:p>
            <text:p text:style-name="Text_20_body">36:83 فَََسُـبْحََََٰــنَََ ٱلََّذِِى ــــبِِيَََـدِِهِِۦ مَََلََََكُٜٜوٜٜتُ كُلِِِّ شََََىْءٍۢ وَََإِِلَََيْـهِِ ـتُٜرْجََََعُٜٜونَََ </text:p>
          </table:table-cell>
          <table:table-cell table:style-name="Tabulka174.B1" office:value-type="string">
            <text:p text:style-name="Table_20_Contents"/>
          </table:table-cell>
        </table:table-row>
      </table:table>
      <text:p text:style-name="Text_20_body"/>
      <table:table table:name="Tabulka150" table:style-name="Tabulka150">
        <table:table-column table:style-name="Tabulka150.A"/>
        <table:table-column table:style-name="Tabulka150.B"/>
        <text:soft-page-break/>
        <table:table-row table:style-name="TableLine2294972813696">
          <table:table-cell table:style-name="Tabulka150.A1" office:value-type="string">
            <text:p text:style-name="Text_20_body">37:1 وَََٱلصَََّٰٓٓـــفََّٰــتِِ صََََفًّۭٜا </text:p>
            <text:p text:style-name="Text_20_body">37:2 فََٱلزََّٰجِِٜٜرَََٰتِِ زَََجْرًۭا </text:p>
            <text:p text:style-name="Text_20_body">37:3 فَََٱلٺََّٰـــلِِيََٰـــتِِ ذِِكْرًا </text:p>
            <text:p text:style-name="Text_20_body">37:4 إِِنََّ إِِلََٰـــهََكُمْـ لََوََٰحِِدٌۭ </text:p>
            <text:p text:style-name="Text_20_body">37:5 رََّبُّ ٱلسَََّـمَََٰـوََََٰتِِ وَََٱلْأََرْضِِ وََمََاـ ـبََيْنََهُـمََََٜا وََرََٜبُّ ٱلْمَََشََََٰــرِِقِِ </text:p>
            <text:p text:style-name="Text_20_body">37:6 إِِنََّـا زَََــــيََّنََّــا ٱــلسََّمََآءََ ٱلدُّـــــنْيَََــا ـبِِزِِٜٜــــينََـةٍٍِ ٱلْكََوَاـكِِبِِ </text:p>
            <text:p text:style-name="Text_20_body">37:7 وَََحِِِفْظًۭا مِِّن كُلِِّ شَََيْطَََٰــنٍۢ مََّٜاٜٜرِِدٍۢ </text:p>
            <text:p text:style-name="Text_20_body">37:8 لََّا يََسََّـمََّعُونََََ إِِلَََى ٱلْمََلَََإِِ ٱلْأََعْلَََىٰ وََـيُقْذََفُوٜٜنَََ مِِن كُلِِّ جََاـــــنِِبٍۢ </text:p>
            <text:p text:style-name="Text_20_body">37:9 دُحُورًۭا ۖـ وَََلََهُــمْ عَََذََابٌۭ وَََاـصِِبٌ </text:p>
            <text:p text:style-name="Text_20_body">37:10 إِِلََّا مَََنْ خََطِِفَََ ٱلْخََطْــفَََةََ فَََأََـــــٺْبََـعََََهُۥ شِِهَََابٌۭ ٜثََٜاٜٜـقِِبٌۭ </text:p>
            <text:p text:style-name="Text_20_body">37:11 فَََٱِسْــتََـفْٺِِهِِـمْ أََهُمْــــ أََشَََدُّ خََََلْقًًـــا أََم مََّنْ خََلَََقْٜنََـآ ۚ إِِنََّـا خَََلََقْنََٰــهُٜم مِِّن طِِـينٍۢ لََّازِِبٍۭ </text:p>
            <text:p text:style-name="Text_20_body">37:12 بَََََََـــلْ عََََجِِٜٜبْٜٜتََََََََََـــــٜ وَََيَََسْخََٜٜرُونََََ </text:p>
            <text:p text:style-name="Text_20_body">37:13 وََإِِذَََا ذُكِِّرُوا۟ لَََا يََذْكُرُٜٜونَََ </text:p>
            <text:p text:style-name="Text_20_body">37:14 وَََإِِذَََا رَََأََوْا۟ ءََاـيََةًۭ يََسْـتَََسْخِِرُونََََ </text:p>
            <text:p text:style-name="Text_20_body">37:15 وَََقَََالُوٓا۟ إِِنْ هَََٰـذَََآ إِِلََّا سِِحْٜٜرٌۭ مُّبِِـينٌ </text:p>
            <text:p text:style-name="Text_20_body">37:16 أََءِِذَََا مِِٺْنَََـا وَََكُنََّـا ٺُرََاٜٜبًۭا وَََعِِظَََٰـــمًًٜا أََءِِٜٜنََّٜا لََمَََٜٜبْعُوـــثُوٜٜنَََ </text:p>
            <text:p text:style-name="Text_20_body">37:17 أََوََءَََاٜٜبََآؤُٜٜنََٜا ٱلْأََوََّلُونَََ </text:p>
            <text:p text:style-name="Text_20_body">37:18 قُلْ ـنََعََََــمْ وَََأََنتُــمْ دَََٰخِِِٜرُونََََ </text:p>
            <text:p text:style-name="Text_20_body">37:19 ـفَََإِِٜٜنََّمَََٜا هِِىَََ زَََجْٜٜرََةٌۭ وَََٰحِِٜٜدَََةٌۭ ـفََإِِذَََا هُمْ ــــيََنـظُٜرُونََََ </text:p>
            <text:p text:style-name="Text_20_body">37:20 وََقَََالُوا۟ يََٰــوََيْلََنََـا هَََٰـذَََا ـيََوْمُ ٱلدِِّينِِِ </text:p>
            <text:p text:style-name="Text_20_body">37:21 هَََٰـذََا ـيََوْمُ ٱلْفََصْلِِ ٱلََّذِِى ــكُنــتُـمـ بِِهِِۦ تُكَََذِِّــبُونََََََََََـــــــ </text:p>
            <text:p text:style-name="Text_20_body">37:22 ٱُحْٜٜشُرُوا۟ ٱلََّذِِينَََ ظََلََمُوا۟ وَََأََزْوَََٰجََََهُٜمْ وَََمََََا كَََاـنُوا۟ ــيَََعْـبُدُونََََ </text:p>
            <text:p text:style-name="Text_20_body">37:23 مِِِن دُونِِ ٱللَََّهِِ فَََٱِهْدُوهُمْ إِِلَََىٰ صِِرَََٰطِِِ ٱلْجَََحِِيمِِــ </text:p>
            <text:p text:style-name="Text_20_body">37:24 وَََقِِفُوهُمْــ ۖـ إِِنََّهُٜم ـمََّسْٜٜـُٔوـلُوٜٜنََََ </text:p>
          </table:table-cell>
          <table:table-cell table:style-name="Tabulka150.B1" office:value-type="string">
            <text:p text:style-name="Table_20_Contents"/>
          </table:table-cell>
        </table:table-row>
      </table:table>
      <text:p text:style-name="Text_20_body"/>
      <table:table table:name="Tabulka151" table:style-name="Tabulka151">
        <table:table-column table:style-name="Tabulka151.A"/>
        <table:table-column table:style-name="Tabulka151.B"/>
        <text:soft-page-break/>
        <table:table-row table:style-name="TableLine2294972811392">
          <table:table-cell table:style-name="Tabulka151.A1" office:value-type="string">
            <text:p text:style-name="Text_20_body">37:25 مَََاـ لَََكُمْـ لَََا ـٺََنََــاصَََرُونَََ </text:p>
            <text:p text:style-name="Text_20_body">37:26 بََلْ هُمُـ ٱلْيََوْمَََ مُسْتَََٜٜٜٜٜٜسْـلِِمُٜٜٜونَََ </text:p>
            <text:p text:style-name="Text_20_body">37:27 وَََأََقْبََـلََ ــبََعْضُٜهُمْ عَََلَََىٰ ــبَََعْضٍۢ ـيََتَََٜٜٜٜٜٜسَََََآءََلُونَََ </text:p>
            <text:p text:style-name="Text_20_body">37:28 قَََالُوٓٓا۟ إِِنََّـكُٜٜمْ كُنـٺُمْ ـتََأْـتُوـنَََنََــا عَََنِِ ٱلْيََـمِِـينِِِ </text:p>
            <text:p text:style-name="Text_20_body">37:29 قََالُوا۟ بََل ـلََّمْـ تَََكُوـنُوا۟ مُؤْمِِنِِـينَََ </text:p>
            <text:p text:style-name="Text_20_body">37:30 وَََمَََاـ كََانَََ لََنََـا عَََلََََيْٜكُمـ مِِّن سُلْٜٜٜٜٜطَََٰــــنٍۭ ۖ بَََلْ كُنـٺُمْ قَََوْمًۭٜا طَََٰـــغِِٜٜينَََ </text:p>
            <text:p text:style-name="Text_20_body">37:31 فََٜحََََٜٜقََّ عَََلََيْٜٜنََـا قََوْلُ رَََبِِّنَََــآ ۖ إِِٜنََّٜا لََذَََآئِِقُونَََ </text:p>
            <text:p text:style-name="Text_20_body">37:32 ـفَََأََغْوَََيْنََٰــكُمْ إِِٜنََّٜا كُنََّا غَََٰــوِِينَََ </text:p>
            <text:p text:style-name="Text_20_body">37:33 ـفَََإِِنََّهُمْ ـيََوْمََئِِـذٍۢ فِِى ٱلْعَََـذَََابِِِ ـمُشْتََرِِـكُوٜٜنََََ </text:p>
            <text:p text:style-name="Text_20_body">37:34 إِِنََّٜا كََذََٰلِِكَََ ـنَََفْٜعََََلُ ـبِِِٱلْمُجْٜٜرِِمِِينَََ </text:p>
            <text:p text:style-name="Text_20_body">37:35 إِِنََّهُٜمْ كَََاـنُوٓا۟ إِِذَََا قِِيــلَََ لََهُــمْ لََآٓ إِِلَََٰـهََ إِِلََّا ٱللََّهُ يََسْــتَََكْٜبِِرُونََََ </text:p>
            <text:p text:style-name="Text_20_body">37:36 وَََيََقُولُونَََ أََـئِِنََّــا لََتََــارِِـكُوٜٜٜٓا۟ ءََالِِــهَََتِِـــنَََا لِِشَََاعِِرٍۢ مََّجْٜٜنُونٍۭ </text:p>
            <text:p text:style-name="Text_20_body">37:37 بَََلْ جََََآءََ ٜٜبِِٜٱلْحَََٜٜقِِّ وََصَََََدََّقَََ ٱلْمُٜرْسَََََلِِينََٜ </text:p>
            <text:p text:style-name="Text_20_body">37:38 إِِنََّكُمْـ لََذَََآـئِِقُوا۟ ٱلْعَََذََََابِِِ ٱلْأََــلِِيـــمِِِـ </text:p>
            <text:p text:style-name="Text_20_body">37:39 وَََمََََاـ تُجْزَََوْنََ إِِلََّا مَََٜا كُنٺُمْــ ـتَََعْــــمَََلُٜٜٜٜٜٜٜٜوٜٜنََََََََـــ </text:p>
            <text:p text:style-name="Text_20_body">37:40 إِِلََّا ــعِِبََََـادَََ ٱللََّهِِ ٱلْمُخْلَََصِِِٜٜينََََ </text:p>
            <text:p text:style-name="Text_20_body">37:41 أُو۟لَََٰٓٓــئِِكََََ لََهُـمْ رِِِزْقٌۭ مََّعْلُٜٜٜٜٜٜٜٜوٜٜمٌۭ </text:p>
            <text:p text:style-name="Text_20_body">37:42 ـفََوََٰـكِِهُ ۖ وََهُـم مُّكْٜرََـمُوٜٜنَََ </text:p>
            <text:p text:style-name="Text_20_body">37:43 فِِى جَََنََّٰــتِِ ٱلنََّعِِيمِِــ </text:p>
            <text:p text:style-name="Text_20_body">37:44 عَََلََََىٰ سُرُرٍۢ مُّٺََقَََٰــبِِلِِينََََٜ </text:p>
            <text:p text:style-name="Text_20_body">37:45 ـيُطََََــافُ عََََلَََيْهِِم بِِكَََأْسٍۢ مِِّن مََّعِِينٍۭ </text:p>
            <text:p text:style-name="Text_20_body">37:46 ـــــبََيْـضََََََآءََ لََذَََّةٍۢ لِِّلشَََّٰـــرِِٜٜٜٜٜٜبِِــينَََ </text:p>
            <text:p text:style-name="Text_20_body">37:47 لَََا فِِيهَََا غَََوْلٌۭ وََلَََا هُـمْ عََََنْهَََا يُنزََـفُونَََََََََــــــ </text:p>
            <text:p text:style-name="Text_20_body">37:48 وََعِِنٜدَََهُمْ قَََٰــصِِرََٰتُ ٱـلطََّـرْفِِ ــعِِِينٌۭ </text:p>
            <text:p text:style-name="Text_20_body">37:49 كََأََنَّهُنََّ ـــــبََيْـضٌۭ مََّكْٜٜٜٜنُونٌۭ </text:p>
            <text:p text:style-name="Text_20_body">37:50 ـفَََأََقْبََــلََ ـبَََعْضُهُمْ عَََلَََىٰ بَََعْضٍۢ ـيََتََٜٜٜٜٜٜسَََََآٓءََـلُوٜٜنََََ </text:p>
            <text:p text:style-name="Text_20_body">37:51 قَََالََ ــقََآـئِِلٌۭ مِِّنْهُــمْ إِِنِِّى كََانَََ لِِى قََرِِيــــنٌۭ </text:p>
          </table:table-cell>
          <table:table-cell table:style-name="Tabulka151.B1" office:value-type="string">
            <text:p text:style-name="Table_20_Contents"/>
          </table:table-cell>
        </table:table-row>
      </table:table>
      <text:p text:style-name="Text_20_body"/>
      <table:table table:name="Tabulka152" table:style-name="Tabulka152">
        <table:table-column table:style-name="Tabulka152.A"/>
        <table:table-column table:style-name="Tabulka152.B"/>
        <text:soft-page-break/>
        <table:table-row table:style-name="TableLine2294972828384">
          <table:table-cell table:style-name="Tabulka152.A1" office:value-type="string">
            <text:p text:style-name="Text_20_body">37:52 ــيََقُٜولُ أََءِِٜٜنََّكَََ لََمِِنَََ ٱلْمُصَََََدِِّــقِِينَََ </text:p>
            <text:p text:style-name="Text_20_body">37:53 أََءِِذَََا مِِِٺْنَََـا وَََكُٜنََّا ـتُٜرََاٜٜبًۭا وَََعِِظَََٰـــمًٜا أََءِِٜٜنََّٜا لَََمََدِِــــينُـونَََ </text:p>
            <text:p text:style-name="Text_20_body">37:54 قَََالََ هَََلْ أَََـــــنتُــمـ مُّطََّــلِِِعُوٜٜنََََ </text:p>
            <text:p text:style-name="Text_20_body">37:55 ـفََٱِطََّــلََٜٜعََــ فََٜرََءََاهُ فِِى سَََوَََآءِِ ٱلْجََحِِِٜٜيــمِِـ </text:p>
            <text:p text:style-name="Text_20_body">37:56 قََالَََ ٜـتََٜٱللََّهِِ إِِن ـكِِِدتََّ لََتُرْدِِينِِ </text:p>
            <text:p text:style-name="Text_20_body">37:57 وَََلََوْٜٜلََََا نِِعْــمَََةُ رََََبِِِّى لََََكُٜٜنتُ مِِِنََََ ٱلْمُحْضَََرِِينَََ </text:p>
            <text:p text:style-name="Text_20_body">37:58 أََفََمََٜا نََحْٜنُ بِِمََيِِّــتِِينَََ </text:p>
            <text:p text:style-name="Text_20_body">37:59 إِِلََّا مَََوْـٺََتََنَََــا ٱلْأُولَََىٰ وَََمَََا نََحْٜنُ بِِمُعَََذََّـــــبِِينَََ </text:p>
            <text:p text:style-name="Text_20_body">37:60 إِِنََّ هَََٰــذَََا لََهُـوَََ ٱلْفَََوْزُ ٱلْعََظِِيمُ </text:p>
            <text:p text:style-name="Text_20_body">37:61 لِِمِِٜٜثْـلِِ هَََٰــذََا فََلْيََـعْمَََلِِ ٱلْعََََٰــــمِِلُٜٜٜٜٜٜٜٜونَََ </text:p>
            <text:p text:style-name="Text_20_body">37:62 أََذََٰلِِكَََ خَََيْرٌۭ نُّـزُلًا أََمْ شَََجََََــرَََةُ ٱلزََّقُّومِِ </text:p>
            <text:p text:style-name="Text_20_body">37:63 إِِنََّـا جََََعَََََٜلْنََٰـــهََـا ــفِِتْـــنَََةًۭ لِِّلظََّٰـــلِِٜٜٜٜٜٜٜٜمِِينََََ </text:p>
            <text:p text:style-name="Text_20_body">37:64 إِِنَََّــهَََـا شََََجَََََــــرََََةٌۭ تََخْرُجُـ فِِىٓ أََصْلِِ ٱلْجََحِِٜٜيــمِِـ </text:p>
            <text:p text:style-name="Text_20_body">37:65 طَََـلْٜٜعُــهََََا كَََأََنَّــهُۥ رُءُوسُ ٱلشََّيَََٰــطِِِينِِ </text:p>
            <text:p text:style-name="Text_20_body">37:66 فََإِِنََّهُمْ لََءََاـــكِِِلُٜونََ مِِنْهَََا فََمََٜاـلِِـُٔونَََ مِِنْهَََا ٱلْبُطُـونََََ </text:p>
            <text:p text:style-name="Text_20_body">37:67 ثُمََّــ إِِنََّ لَََــهُـمْـ عَََلَََيْهَََا لَََشََََوْٜبًۭٜا مِِّنْ ــحَََمِِيـــمٍۢـ </text:p>
            <text:p text:style-name="Text_20_body">37:68 ثُمََّــ إِِنََّ ـمََرْـجِِعَََـهُــمْ لََإِِلََََى ٱلْجََحِِيمِِــ </text:p>
            <text:p text:style-name="Text_20_body">37:69 إِِنََّهُٜمْ أََلْفََوْٜٜا۟ ءََابَََــآٓءََهُمْـ ضََََََآلِِّينََ </text:p>
            <text:p text:style-name="Text_20_body">37:70 فَََـهُـمْ عَََلَََىٰٓٓ ءََاثََٰـرِِهِِمْ يُهْٜرََٜٜعُونَََ </text:p>
            <text:p text:style-name="Text_20_body">37:71 وَََلَََقَََدْ ضَََََلََّ قََبْـلََـهُـمْ أََكْـــــــثََرُ ٱلْأََوََّلِِينَََََ </text:p>
            <text:p text:style-name="Text_20_body">37:72 وَََلَََقَََدْ أََرْسَََََََََـــلْنََـا فِِيهِِٜم مُّنـذِِرِِينَََ </text:p>
            <text:p text:style-name="Text_20_body">37:73 فَََٱُنظُـرْ كََََــــــــــيْفَََ كََانَََ عََََٰـــقِِِبَََةُ ٱلْمُٜٜنـذََََرِِِينََََ </text:p>
            <text:p text:style-name="Text_20_body">37:74 إِِلََّا عِِبَََََــادََََ ٱللََّهِِ ٱلْمُخْلَََٜٜصِِِينََََََََََــــــــ </text:p>
            <text:p text:style-name="Text_20_body">37:75 وَََلَََقَََدْ ٜٜنََٜادَََىٰــنَََا نُوحٌۭــ ــفََلََنِِِـعْــمَََ ٱلْمُجِِٜٜيــبُونَََ </text:p>
            <text:p text:style-name="Text_20_body">37:76 وََنَََجََّٜٜيْــنَََٰــهُ وََََأََهْلََهُۥ مِِنَََََََـــــٜٜٜ ٱلْكَََٜرْبِِ ٱلْعَََظِِيمِِ </text:p>
          </table:table-cell>
          <table:table-cell table:style-name="Tabulka152.B1" office:value-type="string">
            <text:p text:style-name="Table_20_Contents"/>
          </table:table-cell>
        </table:table-row>
      </table:table>
      <text:p text:style-name="Text_20_body"/>
      <table:table table:name="Tabulka153" table:style-name="Tabulka153">
        <table:table-column table:style-name="Tabulka153.A"/>
        <table:table-column table:style-name="Tabulka153.B"/>
        <text:soft-page-break/>
        <table:table-row table:style-name="TableLine2294972826944">
          <table:table-cell table:style-name="Tabulka153.A1" office:value-type="string">
            <text:p text:style-name="Text_20_body">37:77 وََََجََََعََََلْنََـا ذُرِِّيََّتَََــهُۥ هُمُـ ٱلْبََـاــقِِينَََ </text:p>
            <text:p text:style-name="Text_20_body">37:78 وََـتََٜرََكْٜنََا عََََلََََيْـهِِ فِِى ٱلْءََاخِِرِِينَََ </text:p>
            <text:p text:style-name="Text_20_body">37:79 سَََلََٰــمٌـ عََلَََىٰ ـنُوحٍۢـ فِِى ٱلْعَََٰــلََمِِـينََ </text:p>
            <text:p text:style-name="Text_20_body">37:80 إِِٜنََّٜاـ كََذََٰلِِكَََ نَََجْٜٜزِى ٱلْمُحْسِِنِِينََ </text:p>
            <text:p text:style-name="Text_20_body">37:81 إِِنََّهُۥ مِِنْ عِِبََََادِِِـنَََا ٱلْمُؤْمِِنِِـينََََ </text:p>
            <text:p text:style-name="Text_20_body">37:82 ثُمََّـــ أََغْٜرَََقْنََــا ٱلْءَََاخََٜرِِينَََ </text:p>
            <text:p text:style-name="Text_20_body">37:83 وَََإِِنَََََََّــــ مِِن شِِيعَََٺِِـهِِۦ لََإِِبْرََٰـهِِيـــمَََـ </text:p>
            <text:p text:style-name="Text_20_body">37:84 إِِذْ جََََآءََ رَََبََّـــهُۥ ــبِِقََََٜلْبٍۢ سَََََـلِِيـــمٍٍـ </text:p>
            <text:p text:style-name="Text_20_body">37:85 إِِذْ قَََََــالََََ لِِأََــــبِِِيــهِِ وَََقََوْمِِهِِۦ مَََاذَََا ـتَََعْبُدُونََََ </text:p>
            <text:p text:style-name="Text_20_body">37:86 أََئِِفْكًًا ءََاـلِِٜهَََـةًۭ دُونََََ ٱللََّهِِ ـتُٜرِِيٜدُٜونَََ </text:p>
            <text:p text:style-name="Text_20_body">37:87 فََمَََٜا ظََنُّـكُمـ بِِرََبِِّ ٱلْعََٰــلَََمِِــينََََ </text:p>
            <text:p text:style-name="Text_20_body">37:88 ـفََنََظََــرَََ نَََظْــرََةًۭ فِِى ٱلنُّـجُٜٜوٜٜمِِـ </text:p>
            <text:p text:style-name="Text_20_body">37:89 فَََقََٜالَََ إِِنِِّى سَََقِِيمٌۭــ </text:p>
            <text:p text:style-name="Text_20_body">37:90 فََـٺََوََلََّوْا۟ عََََنْـهُ ـمُدْـــــــبِِرِِينَََ </text:p>
            <text:p text:style-name="Text_20_body">37:91 ــفََرََاغََــ إِِلَََىٰٓٓ ءََالِِـهَََٺِِهِِمْ ـفََقََٜالَََ أََلَََا تَََأْـــكُلُٜونَََََ </text:p>
            <text:p text:style-name="Text_20_body">37:92 مََٜا لَََكُمْـ لَََا ـــــٺََنطِِــقُونَََ </text:p>
            <text:p text:style-name="Text_20_body">37:93 ــفَرََاغََــ عَََلَََيْهِِٜمْ ضَََرْٜٜٜٜبًۢاـ ٜٜبِٜٱلْيَََــمِِِينِِ </text:p>
            <text:p text:style-name="Text_20_body">37:94 ـفََأََقْبََـلُٜٜٜٜٜوٜٜٓا۟ إِِلَََيْــهِِ يََزِِـفُّونََََ </text:p>
            <text:p text:style-name="Text_20_body">37:95 قََالَََ أََتََعْٜبُدُونََََ مَََاـ ـــــٺَََنْـحِِِـــتُوٜٜنَََ </text:p>
            <text:p text:style-name="Text_20_body">37:96 وَََٱللََّهُ خََلََقَََكُمْـ وَََمََََاـ تَََعْـمََلُونَََ </text:p>
            <text:p text:style-name="Text_20_body">37:97 قََالُوا۟ ٱِـــــبْنُـوا۟ لََهُۥ ٜٜبُنْٜٜٜيََٰـــنًۭا فَََــأََلْقُٜوهُ فِِى ٱلْجََحِِٜٜيــمِِـ </text:p>
            <text:p text:style-name="Text_20_body">37:98 فََأََرََادُوا۟ بِِهِِۦ كَََيْدًۭا فََجََعَََـلْنََٰـــهُــمُ ٱلْأََسْفََََـلِِينَََٜ </text:p>
            <text:p text:style-name="Text_20_body">37:99 وَََقََالََ إِِنِِّى ذَََاهِِبٌ إِِلَََىٰ رََبِِّى سََيَََهْدِِٜٜٜٜٜينِِ </text:p>
            <text:p text:style-name="Text_20_body">37:100 رَََبِِّ ـهَََبْ لِِى مِِنَََ ٱلصََََّٰلِِحِِينَََ </text:p>
            <text:p text:style-name="Text_20_body">37:101 فََبَََشََّـــرْنَََٰـــهُ ــبِِغُلَََٰــمٍٍـ حَََََلِِيـــمٍۢـ </text:p>
            <text:p text:style-name="Text_20_body">37:102 ــفََلَََمََّــا بَََٜلََغََــ مَََعََََهُ ٱلسََََّـعْىََ قَََََََََـــــالََََ يََٰـبُـنََىََّ إِِنِِّىٓ أََرََىٰ فِِى ٱلْمََنََََـامِِـ أََنِِّىٓ أََذْبَحُٜٜكََََ فَََٱُـنظُـرْ مَََاذَََا تََرََىٰـــــــ ۚ قََََــالَََ يَٰٓٓـــأََــــبََتِِ ٱِفْعَََلْ مَََا تُؤْـمََرُ ۖ سََََـتََجِِدُنِِىٓ إِِن شََََََـآءََ ٱللََّهُ مِِنََََ ٱلصَََََّٰــبِِرِِــــــــينََََ </text:p>
          </table:table-cell>
          <table:table-cell table:style-name="Tabulka153.B1" office:value-type="string">
            <text:p text:style-name="Table_20_Contents"/>
          </table:table-cell>
        </table:table-row>
      </table:table>
      <text:p text:style-name="Text_20_body"/>
      <table:table table:name="Tabulka154" table:style-name="Tabulka154">
        <table:table-column table:style-name="Tabulka154.A"/>
        <table:table-column table:style-name="Tabulka154.B"/>
        <text:soft-page-break/>
        <table:table-row table:style-name="TableLine2294972819744">
          <table:table-cell table:style-name="Tabulka154.A1" office:value-type="string">
            <text:p text:style-name="Text_20_body">37:103 فََلَََٜمََّٜآٓ أََسْلََٜٜٜٜٜمََََٜا وََتََــلََّهُۥ ــلِِلْجََََٜٜبِِـينِِ </text:p>
            <text:p text:style-name="Text_20_body">37:104 وََنَََٰـــدَََــــيْنََٰـــهُ أََن يََٰٓٓــــإِـبْٜرََٰـهِِيــــمُـ </text:p>
            <text:p text:style-name="Text_20_body">37:105 قَََـــدْ صَََدََّــقْتَََ ٱلرُّءْيََــآ ۚ إِِنََّٜا كََذَََٰلِِكََ نََجْـزِِِى ٱلْمُحْسِِِـــنِِينََََ </text:p>
            <text:p text:style-name="Text_20_body">37:106 إِِنََََََََّــــ هَََٰـذَََا لََهُوََ ٱلْبََـلََََٰٓٓــؤُا۟ ٱلْمُٜٜبِِـينُ </text:p>
            <text:p text:style-name="Text_20_body">37:107 وََََــفَََدَََيْنَََٰـــهُ ـبِِذِِٜبْـحٍٍــ عَََظِِيــمٍۢـ </text:p>
            <text:p text:style-name="Text_20_body">37:108 وَََتََرََكْٜنََا عَََلَََيْـــهِِ فِِى ٱلْءَََاخِِٜٜرِِينَََ </text:p>
            <text:p text:style-name="Text_20_body">37:109 سََََلََََٰـــٜٜٜٜٜمٌ عَََلَََىٰٓٓ إِِبْرَََٰـهِِيـــمَََـ </text:p>
            <text:p text:style-name="Text_20_body">37:110 كََٜذََٰلِِكََ نََجْزِِى ٱلْمُحْسِِــنِِٜٜينَََ </text:p>
            <text:p text:style-name="Text_20_body">37:111 إِِنََّـهُۥ مِِنْ عِِبََََََـــادِِِٜٜنَََٜا ٱلْمُؤْمِِنِِـينَََََََََـــــ </text:p>
            <text:p text:style-name="Text_20_body">37:112 وَََبَََشََّرْنََََٰـــهُ بِِٜإِِسْحَََٰـقََ ـنََبِِٜٜٜٜيًّۭــا مِِِّنَََ ٱلصَََََّٰـــلِِٜحِِينََََََََـــــ </text:p>
            <text:p text:style-name="Text_20_body">37:113 وََبََٰـــرََكْنََا عَََلََََيْـهِِ وََعَََلََىٰٓٓ إِِسْحَََٰــقََ ۚ وَََمِِن ذُرِِّيََّـــتِِــهِِـــمََََََـا مُحْٜٜسِِـنٌۭ وَََظََــالِِمٌۭ لِِّنََـفْسِِِــهِِۦ مُبِِــينٌۭـــــــ </text:p>
            <text:p text:style-name="Text_20_body">37:114 وَََلَََقََََـــدْ مََنََََََََـــــنَََّا عََََلََََىٰ مُوسََََىٰ وَََهَََََََٰـــــرُونَََََََََـــــ </text:p>
            <text:p text:style-name="Text_20_body">37:115 وََََنََجََّٜٜيْــنََََٰــهُــمََََٜا وَََقََوْمَََــهُــمََََٜا مِِنََََ ٱلْكَََـــــــرْبِِ ٱلْعََظِِيــمِِِـ </text:p>
            <text:p text:style-name="Text_20_body">37:116 وَََنََصََََرْنََٰـــهُــمْ فَََكَََانُوا۟ هُـــمُ ٱلْغََََٰـــلِِبِِـينََََ </text:p>
            <text:p text:style-name="Text_20_body">37:117 وَََءََاـٺََيْٜٜٜنََٰــهُمَََا ٱلْكِِِٜٜٺََٰــبَََََ ٱلْمُسْـــتََبِِـينَََ </text:p>
            <text:p text:style-name="Text_20_body">37:118 وَََهَََـدَََيْنََٰـــهُـمََََا ٱـلصِِّرَََٰطََــ ٱلْمُسْـــتََـقِِيمَََــ </text:p>
            <text:p text:style-name="Text_20_body">37:119 وََتََٜرََكْٜنَََـا عََلَََيْـهِِــــمََََََٜا فِِى ٱلْءََاخِِٜرِِينََََََََََــــــ </text:p>
            <text:p text:style-name="Text_20_body">37:120 سََََلََََٰـــمٌـ عَََلَََىٰ مُوسَََََىٰـــــ وَََهَََََٰــــرُونَََََََََــــ </text:p>
            <text:p text:style-name="Text_20_body">37:121 إِِنََّـــا كََََــــــــذَََٰلِِكََََََََََـــــ نََجْٜٜزِِِى ٱلْمُحْسِِــــنِِِينَََََََََـــــ </text:p>
            <text:p text:style-name="Text_20_body">37:122 إِِنََّهُمَََٜا مِِِنْ عِِبََََََـــادِِِٜنََٜاـ ٱلْمُؤْمِِنِِـينَََََََََــــــ </text:p>
            <text:p text:style-name="Text_20_body">37:123 وَََإِِنََّ إِِلْيَََـاسََََ لََمِِنَََ ٱلْمُرْسََََََلِِِينََََََََـــٜ </text:p>
            <text:p text:style-name="Text_20_body">37:124 إِِذْ قََالَََ ـلِِقَََوْمِِهِِۦٓ أََلَََا ٺَََـٺََّقُونََََ </text:p>
            <text:p text:style-name="Text_20_body">37:125 أََـٺََدْعُونَََََ ـبَََعْلًۭا وََتََذَََرُونَََََََََـــــ أََحْسَََََــنَََََ ٱلْخَََٰـــلِِقِِـينََ </text:p>
            <text:p text:style-name="Text_20_body">37:126 ٱللََّهََ رَََبَََّــكُمْـ وََرََبَََّ ءََابَََــآئِِكُٜٜمُ ٱلْأََوََّلِِينََََََََََــــــــ </text:p>
          </table:table-cell>
          <table:table-cell table:style-name="Tabulka154.B1" office:value-type="string">
            <text:p text:style-name="Table_20_Contents"/>
          </table:table-cell>
        </table:table-row>
      </table:table>
      <text:p text:style-name="Text_20_body"/>
      <table:table table:name="Tabulka155" table:style-name="Tabulka155">
        <table:table-column table:style-name="Tabulka155.A"/>
        <table:table-column table:style-name="Tabulka155.B"/>
        <text:soft-page-break/>
        <table:table-row table:style-name="TableLine2294972820032">
          <table:table-cell table:style-name="Tabulka155.A1" office:value-type="string">
            <text:p text:style-name="Text_20_body">37:127 فَََكَََذََّـبُوهُ فََإِِنََّهُمْ لََمُحْٜٜضََََرُونَََ </text:p>
            <text:p text:style-name="Text_20_body">37:128 إِِلََّا عِِبَََـادََ ٱللََّهِِ ٱلْمُخْلََََصِِِينَََََََََــــ </text:p>
            <text:p text:style-name="Text_20_body">37:129 وََـتََٜرََكْنََا عَََلَََيْـهِِ فِِى ٱلْءََاخِِٜٜرِِينََََ </text:p>
            <text:p text:style-name="Text_20_body">37:130 سَََلَََٰــٜٜٜٜٜمٌ عَََلَََىٰٓٓ إِِلْ ـيََاسِِِينَََ </text:p>
            <text:p text:style-name="Text_20_body">37:131 إِِٜنََّٜا كَََذَََٰلِِكَََََََـ نََجْٜزِِى ٱلْمُحْسِِــنِِينَََ </text:p>
            <text:p text:style-name="Text_20_body">37:132 إِِنََّهُۥ مِِنْ عِِبَََََََـــادِِِٜٜنَََٜا ٱلْمُؤْمِِنِِينََََ </text:p>
            <text:p text:style-name="Text_20_body">37:133 وََإِِنََّ لُٜوطًۭـا لََّمِِنَََ ٱلْمُٜرْسَََلِِِينَََٜ </text:p>
            <text:p text:style-name="Text_20_body">37:134 إِِذْ نََجََّٜٜيْٜٜنَََٰــهُ وََََأَََهْـلَََهُۥٓ أََجْمََعِِينَََََََََــــ </text:p>
            <text:p text:style-name="Text_20_body">37:135 إِِلََّا ــعَََجُوٜٜزًۭا فِِى ٱلْغَََََٰــــبِِرِِينَََ </text:p>
            <text:p text:style-name="Text_20_body">37:136 ثُــمََّ دَََـمََّرْٜٜنَََٜا ٱلْءَََاخََٜرِِينَََ </text:p>
            <text:p text:style-name="Text_20_body">37:137 وََََإِِنََّكُمْـ لََٺََـمُٜرُّونََََ عَََلَََيْهِِـم ـمُّصْٜٜبِِـحِِِينَََ </text:p>
            <text:p text:style-name="Text_20_body">37:138 وََََٜٜبِِٜٱلََّيْــلِِ ۗ أََفََلََََا ــتََعْـقِِٜلُٜٜٜٜٜٜٜٜونََََََََََـــــــ </text:p>
            <text:p text:style-name="Text_20_body">37:139 وََإِِنََّ يُونُسََََ لَََــمِِنََََ ٱلْمُٜرْسَََََلِِينََََٜ </text:p>
            <text:p text:style-name="Text_20_body">37:140 إِِذْ أََبََقَََ إِِلَََََى ٱـلْفُـلْكِِِ ٱلْمَََشْحُٜٜونِِ </text:p>
            <text:p text:style-name="Text_20_body">37:141 ــفََسَََاهَََٜمََ فَََـكَانَََ مِِنَََ ٱلْمُدْٜحََََضِِِٜٜينَََََ </text:p>
            <text:p text:style-name="Text_20_body">37:142 فََٱلْٺََـقَََمََهُ ٱلْحُٜٜوتُ وَََهُوَََ مُلِِيمٌۭ </text:p>
            <text:p text:style-name="Text_20_body">37:143 ــفََلََََٜٜٜٜٜوْلََََآٓ أََنََّــهُۥ كََانَََ مِِنَََ ٱلْمُسََََََــبِِّـحِِٜٜينََََ </text:p>
            <text:p text:style-name="Text_20_body">37:144 لََلََبِِثَََ فِِى ـبََََطْنِِهِِِۦٓ إِِلََََىٰ ــيَََوْمِِـ ــــيُبْـعَََـثُوٜٜنَََ </text:p>
            <text:p text:style-name="Text_20_body">37:145 ــفََنََٜٜبََذْنََٰـــهُ ٜٜبِِٜٱلْعَََََـــرَََََآٓءِِ وَََهُوَََ سََقِِيــــمٌۭـ </text:p>
            <text:p text:style-name="Text_20_body">37:146 وََأََـنۢبََٜٜٜٜتْـــنَََا عَََلَََيْـهِِ شََََجَََََــــرََََةًۭ مِِّن ـيََقْطِِِـينٍۢ </text:p>
            <text:p text:style-name="Text_20_body">37:147 وََأََرْسََََََلْنَََٰـــهُ إِِلَََىٰ مِِِٜا۟ئََــةِِ أََـلْفٍٍ أََوْ يََزِِيدُونََََََََََـــــــــ </text:p>
            <text:p text:style-name="Text_20_body">37:148 فََـََٔامََنُوا۟ ـفََمَََتََّـعْنَََٰـــهُــمْ إِِلَََىٰ حِِينٍۢ </text:p>
            <text:p text:style-name="Text_20_body">37:149 فََٱِسْـــتَََفْتِِــهِِــمْـ أََلِِٜرََٜٜبِِّكَََََ ٱلْبَََــــنَََََاتُ وَََلَََـهُــمُـ ٱلْبَََـــنُونَََََََََــــــ </text:p>
            <text:p text:style-name="Text_20_body">37:150 أََمْ خَََلَََٜٜقْنَََـــا ٱلْمََََلَََٰٓٓــئِِـكَََــــــــــةََ إِِنََََٰــــثًۭـا وَََهُـــمْ شَََٰــــهِِـدُونََََََََََـــــــ </text:p>
            <text:p text:style-name="Text_20_body">37:151 أََلََآٓ إِِنََّهُــم مِِّنْ إِِفْكِِـهِِـمْ لََيََـقُولُونََََََََََـــــــ </text:p>
            <text:p text:style-name="Text_20_body">37:152 وَََلَََدَََ ٱللََّهُ وَََإِِنََّهُٜمْ لَََكَََٰٜذِِــبُونََََ </text:p>
            <text:p text:style-name="Text_20_body">37:153 أََصْطَََــفََََى ٱـلْبََٜٜنَََــاتِِ عَََلََََى ٱلْبَََََََـــــنِِِينََََ </text:p>
          </table:table-cell>
          <table:table-cell table:style-name="Tabulka155.B1" office:value-type="string">
            <text:p text:style-name="Table_20_Contents"/>
          </table:table-cell>
        </table:table-row>
      </table:table>
      <text:p text:style-name="Text_20_body"/>
      <table:table table:name="Tabulka156" table:style-name="Tabulka156">
        <table:table-column table:style-name="Tabulka156.A"/>
        <table:table-column table:style-name="Tabulka156.B"/>
        <text:soft-page-break/>
        <table:table-row table:style-name="TableLine2294972811680">
          <table:table-cell table:style-name="Tabulka156.A1" office:value-type="string">
            <text:p text:style-name="Text_20_body">37:154 مَََاـ لََكُمْـ كَََيْفََ تََحْٜٜكُٜٜٝمُٜٜونََََ </text:p>
            <text:p text:style-name="Text_20_body">37:155 أََفَلَََا ٺََذََكََّٜرُونَََََ </text:p>
            <text:p text:style-name="Text_20_body">37:156 أََمْ لََكُمْـ سُلْطََٰـــنٌۭ مُّبِِــينٌۭــــــ </text:p>
            <text:p text:style-name="Text_20_body">37:157 ـفََأْـتُوا۟ بِِكِِٺَََٰــبِِكُمْـ إِِن كُٜنٺُمْ صَََََٰــدِِقِِينََََ </text:p>
            <text:p text:style-name="Text_20_body">37:158 وَََجََََعَََٜلُٜٜٜٜٜوٜٜا۟ ٜٜبََيْٜٜٜٜنََـهُۥ وََبََيْنََ ٱلْجِِِِٜٜنََّــةِِ نََسَََبًۭا ۚ وَََلََقَََدْ ـعََلِِٜٜٜٜٜمََتِِ ٱلْجِِِنََّـةُ إِِنََّهُـمْ لَََمُحْٜٜضََََرُونَََ </text:p>
            <text:p text:style-name="Text_20_body">37:159 سُبْحََََٰــنَََ ٱللََّهِِ ـعَََمَََّـا يََصِِفُونََََ </text:p>
            <text:p text:style-name="Text_20_body">37:160 إِِلََّا عِِبََََـادَََ ٱللَََّهِِ ٱلْمُخْلََصِِينََََ </text:p>
            <text:p text:style-name="Text_20_body">37:161 ـفََإِِنََّكُمْـ وَََمََََا ــتََعْٜبُدُٜونَََََ </text:p>
            <text:p text:style-name="Text_20_body">37:162 مََآٓ أََـــــنتُــمْـ عََلَََيْـهِِ ـبِِفَََٰـــتِِٜٜٜنِِـينََََ </text:p>
            <text:p text:style-name="Text_20_body">37:163 إِِلََّا مَََنْ هُوَََ صََََالِِ ٱلْجََحِِٜٜيمِِ </text:p>
            <text:p text:style-name="Text_20_body">37:164 وََمَََاـ مِِنََّـآٓ إِِلََّا لََهُۥ ـمََقَََامٌۭ مََّعْٜلُٜٜٜٜٜوٜٜمٌۭ </text:p>
            <text:p text:style-name="Text_20_body">37:165 وََََإِِٜنََّٜا لََنَََـحْٜٜنُ ٱلصََََََّآـفُّوٜٜنََََ </text:p>
            <text:p text:style-name="Text_20_body">37:166 وَََإِِٜنََّٜاـ لََنَََحْنُ ٱــلْمُـسََبِِّـحُٜٜوٜٜنَََََ </text:p>
            <text:p text:style-name="Text_20_body">37:167 وَََإِِن كََانُوا۟ لََيََـقُولُوٜٜنََََ </text:p>
            <text:p text:style-name="Text_20_body">37:168 لََوْ أََنََّ عِِندَََنَََا ذِِكْرًۭا مِِّنَََ ٱلْأََوََّلِِينَََ </text:p>
            <text:p text:style-name="Text_20_body">37:169 لََكُٜٜنََّـا ــعِِبَََـادََ ٱللََّهِِ ٱلْمُخْلَََصِِينَََََ </text:p>
            <text:p text:style-name="Text_20_body">37:170 فَََكََفََرُوا۟ بِِهِِِۦ ۖ فَََسَََََوْفَََ يَََعْٜلََٜٜٜٜٜٜٜٜمُونََََ </text:p>
            <text:p text:style-name="Text_20_body">37:171 وََلََقَََدْ سََبََقَََتْ كََلِِمََٜٺُنََـا لِِعِِبََادِِِٜـنََََٜا ٱلْمُٜرْسََََلِِينَََ </text:p>
            <text:p text:style-name="Text_20_body">37:172 إِِنََّهُٜمْ لََهُــمُ ٱلْمََنٜٜصُورُونَََ </text:p>
            <text:p text:style-name="Text_20_body">37:173 وََإِِنََّ جُندَََٜـنَََٜا لََهُــمُ ٱلْغَََٰــلِِٜٜٜٜٜٜٜٜبُونَََ </text:p>
            <text:p text:style-name="Text_20_body">37:174 فََٺََـوََلََّ عََنْهُٜمْ حََََتََّىٰ حِِينٍۢ </text:p>
            <text:p text:style-name="Text_20_body">37:175 وَََأََــبْصِِرْهُمْ فََسَََوْفََََٜٜ ــــــيُبْصِِرُونَََََ </text:p>
            <text:p text:style-name="Text_20_body">37:176 أََفََبِِـعََذَََاــــبِِنََــا يََسْتَََعْجِِلُٜٜٜٜٜونََََ </text:p>
            <text:p text:style-name="Text_20_body">37:177 فََإِِذَََا نََزََلََ بِِسَََََاحَََٺِِهِِمْ فََسََََــآءَََ صَََـبَََاحُـ ٱلْمُنذََرِِينََََ </text:p>
            <text:p text:style-name="Text_20_body">37:178 وََتََوََلَََّ عَََنْــهُــمْ حَََتََّىٰ حِِينٍۢ </text:p>
            <text:p text:style-name="Text_20_body">37:179 وََأََــبْصِِرْ فََسَََوْفَََََـٜٜ ــــيُبْـصِِرُونََََََََََــــــ </text:p>
            <text:p text:style-name="Text_20_body">37:180 سُبْحََََٰــنَََ رَََبِِّكَََََ رَََبِِِّ ٱلْعِِِِــزََّةِِ ـعَََمََّا ـيَََصِِفُونََََََََــــ </text:p>
            <text:p text:style-name="Text_20_body">37:181 وَََسَََََلََََٰــمٌ عَََلََََى ٱلْمُٜرْسَََََـلِِِِينَََََََََـــــٜ </text:p>
            <text:p text:style-name="Text_20_body">37:182 وَََٱلْحَََٜٜمْٜٜدُ لِِلََّهِِ رََََبِِِّ ٱلْعَََٰــلَََٜمِِِِينََََََََــــ </text:p>
          </table:table-cell>
          <table:table-cell table:style-name="Tabulka156.B1" office:value-type="string">
            <text:p text:style-name="Table_20_Contents"/>
          </table:table-cell>
        </table:table-row>
      </table:table>
      <text:p text:style-name="Text_20_body"><text:bookmark-start text:name="__RefHeading___Toc207888_2097623550"/><text:bookmark-end text:name="__RefHeading___Toc207888_2097623550"/></text:p>
      <table:table table:name="Tabulka144" table:style-name="Tabulka144">
        <table:table-column table:style-name="Tabulka144.A"/>
        <table:table-column table:style-name="Tabulka144.B"/>
        <text:soft-page-break/>
        <table:table-row table:style-name="TableLine2294972820896">
          <table:table-cell table:style-name="Tabulka144.A1" office:value-type="string">
            <text:p text:style-name="Text_20_body">38:1 صٓٓ ۚ وَََٱـلْقُرْءََانِِِ ذِِى ٱلذِِّكْرِِ </text:p>
            <text:p text:style-name="Text_20_body">38:2 بََلِِ ٱلََّذِِينََََ كََفََرُٜٜوا۟ فِِى عِِٜزََّةٍۢ وَََشِِقََٜاقٍۢ </text:p>
            <text:p text:style-name="Text_20_body">38:3 كَََمْـــ أََهْلَََكْٜٜنََـا مِِِن قََبْـلِِٜٜٜٜٜهِِٜم مِِّن قََرْنٍۢ ــفََنََـادََََوا۟ وَََّلَََاتََََ حِِِينََ مََنَََاصٍۢ </text:p>
            <text:p text:style-name="Text_20_body">38:4 وََــعََجِِٜٜبُٜٜوٜٜٓا۟ أََن جَََََآءََهُم مُّنـذِِرٌۭ مِِّنْهُٜمْ ۖ وََقََََالَََ ٱلْكََٰـــفِِرُونََََ هَََٰـــذَََا سَََٰـحِِٜرٌۭ كَََٜذَََّابٌ </text:p>
            <text:p text:style-name="Text_20_body">38:5 أََجََََعَََلََ ٱلْءََالِِهََـــةَََ إِِلََٰــهًۭـا وََََٰحِِدًًا ۖ إِِنََّ هَََٰـذََََا ــلَََشََََىْءٌ ــعُجَََٜٜابٌۭ </text:p>
            <text:p text:style-name="Text_20_body">38:6 وَََٱِـنطََـلََٜٜٜٜٜٜٜٜقََ ٱلْمََلَََأُ مِِنْهُٜمْ أََنِِ ٱِـمْشُٜٜوا۟ وَََٱِصْبِِرُوا۟ عََلَََىٰٓٓ ءََالِِـهَََتِِكُمْـ ۖ إِِنََّ هَََٰـذََََا ـلَََشَََىْءٌۭ يُـــرََََادُ </text:p>
            <text:p text:style-name="Text_20_body">38:7 مَََا ــسََمِِِعْنَََا بِِهَََٰذَََا فِِِى ٱلْمِِِـلََّةِِ ٱلْءََاخِِِٜرََةِِ إِِنْ هَََٰـذََََآ إِِلََّا ٱِخْٜٜٺِِلَََٰــقٌ </text:p>
            <text:p text:style-name="Text_20_body">38:8 أََءُٜنٜزِِلََََ عََلَََيْـهِِ ٱلذِِّكْرُ مِِنۢ ـبَََيْنِِــنََا ۚ بََلْ هُمْ فِِى شَََكٍّۢ مِِّن ذِِكٜٜٜرِِٜٜى ۖ بََل لََّمََّا يََذُوقُوا۟ عَََذَََـابِِ </text:p>
            <text:p text:style-name="Text_20_body">38:9 أََمْـ عِِنـدََهُمْـ خََٜٜزَََآـئِِنُ رَََحْمََةِِِ رَََٜٜبِِّكََََ ٱلْعََََٜزِِيزِِ ٱلْوََهَََّابِِِِ </text:p>
            <text:p text:style-name="Text_20_body">38:10 أََمْـ لَََــهُـــمـ مُّٜلْكُ ٱلسَََّمََٰـوََٰتِِ وَََٱلْأََرْضِِ وَََمََاـ ـبََيْٜٜٜٜٜنََهُمَََٜا ۖ ـــفََلْيََرْـتََقُٜوا۟ فِِى ٱلْأََسْبََََٰـــبِِِ </text:p>
            <text:p text:style-name="Text_20_body">38:11 جُــندٌۭ مَََّٜا هُـــنََََالِِكََََََََــ مَََـهْـزُومٌۭ مِِّنََََ ٱلْأََـحْزََابِِ </text:p>
            <text:p text:style-name="Text_20_body">38:12 كَََذََّــــبََتْ قََبْـلَََٜٜٜٜٜهُٜمْ قَََوْمُ نُوحٍۢــ وَََعَََادٌۭ وَََفِِٜرْعََََوْنُ ذُو ٱلْأََوْٜٜٺَََادِِِ </text:p>
            <text:p text:style-name="Text_20_body">38:13 وَََثَََـمُودُ وَََقَََوْمُ لُوطٍۢـ وَََأََـصْحَََٰــبُ لْـََٔيْكََةِِ ۚ أُو۟لََٰٓٓــئِِكََََ ٱلْأََحْـــزَََابُ </text:p>
            <text:p text:style-name="Text_20_body">38:14 إِِن كُلٌّ إِِلََّا كََََــــــــذََّبََََ ٱلرُّسُلَََ فَََٜحََََٜٜقََّ عِِِقَََٜابِِ </text:p>
            <text:p text:style-name="Text_20_body">38:15 وَََمََاـ ــــيََنظُـرُ هََٰٓٓــؤُلََآءِِ إِِلََّا صَََيْـحََََةًۭ وَََٰحِِدَََةًۭ مََّاـ لََََٜهََََـــا مِِن ـفََوََاقٍۢ </text:p>
            <text:p text:style-name="Text_20_body">38:16 وََقَََالُوا۟ رَََــــبََّنََـا ــعََجِِِّٜٜل لََّنَََـا قِِِطََّنَََـا قََبْــلَََ يََََوْمِِِـ ٱلْحِِِسََََََََـــابِِِ </text:p>
          </table:table-cell>
          <table:table-cell table:style-name="Tabulka144.B1" office:value-type="string">
            <text:p text:style-name="Table_20_Contents"/>
          </table:table-cell>
        </table:table-row>
      </table:table>
      <text:p text:style-name="Text_20_body"/>
      <table:table table:name="Tabulka145" table:style-name="Tabulka145">
        <table:table-column table:style-name="Tabulka145.A"/>
        <table:table-column table:style-name="Tabulka145.B"/>
        <text:soft-page-break/>
        <table:table-row table:style-name="TableLine2294972830400">
          <table:table-cell table:style-name="Tabulka145.A1" office:value-type="string">
            <text:p text:style-name="Text_20_body">38:17 ٱِصْبِِرْ عَََلَََىٰ مََََاـ ـيََقُٜولُوٜٜنََََ وََٱُذْكُٜرْ عََََبْـدَََٜنَََٜاـ دََََاوُۥدَََ ذََا ٱلْأََيْدِِ ۖ إِِٜنََّٜهُۥٓ أََوََّابٌ </text:p>
            <text:p text:style-name="Text_20_body">38:18 إِِٜنََّـا سَََََخََّٜرْٜٜنََٜا ٱلْجِِٜٜبََـالَََ مََعَََـهُۥ يُسَََبِِّحْنَََ ـبِِٱلْعََشِِىِِِّ وَََٱلْإِِِشْرََاقِِ </text:p>
            <text:p text:style-name="Text_20_body">38:19 وَََٱلطََّـيْرََ مََحْٜٜشُورَََةًۭ ۖ كُلٌّۭ لَّهُۥٓ أََوََّابٌۭ </text:p>
            <text:p text:style-name="Text_20_body">38:20 وَََشََََدَََدْٜنَََٜاـ مُلْكََهُـۥ وَََءََاتََيْنَََٰـــــهُ ٱلْٜحِِـكْمََةَََ وَََفَََٜصْلَََ ٱلْخِِِطَََـابِِِ </text:p>
            <text:p text:style-name="Text_20_body">38:21 وَََهَََََـلْ أََتَََــىٰـكَََََ نََبَََــؤُا۟ ٱلْٜخََََََصْمِِِـــ إِِذْ تَََسَََوََّرُوا۟ ٱلْمِِحْرََابَََ </text:p>
            <text:p text:style-name="Text_20_body">38:22 إِِذْ دََََـخَََلُٜٜٜٜٜوٜٜا۟ عَََلَََىٰ دََََاوُۥدَََ فََفََـزِِعَََــ مِِنْهُـمْ ۖ قََالُٜوا۟ لَََا تََََــخََََــفْ ۖ خَََصْمَََََٜانِِِ بََغَََََىٰ ـبََعْـضُٜٜنَََـا عََََلَََىٰ بََعْضٍۢ ـفََٱُحْكُمـ ـبََيْٜٜٜنَََــــنَََا ٜٜبِِِٜٱلْٜحََََقِِّ وََلَََا تُشْطِِِطْ وَََٱِهْدِِٜٜنََآ إِِلََََىٰ سَََوََََآٓءِِ ٱلصِِّرََٰطِِِـ </text:p>
            <text:p text:style-name="Text_20_body">38:23 إِِنََّ هَََٰذَََآ أََخِِى لََهُۥ تِسْعٌۭ وَََتِسْعُونََََ ـــــنََعْجَََـةًۭ وَََلِِىََ ـــــنََعْجَََـةٌۭ وَََٰحِِِدََةٌۭ فَََقََََٜالَََ أََكْفِِلْنِِيهَََََا وَََعَََـزََّنِِى فِِِى ٱلْخِِطَََــابِِِ </text:p>
            <text:p text:style-name="Text_20_body">38:24 قَََالََََ ـلََقَََدْ ظََـلََٜٜٜٜٜٜٜٜمََكََََ بِِسُؤََالِِ ـــــنََعْجََٺِِِكَََ إِِلََََىٰ ـنِِعَََـاجِِهِِِۦ ۖ وََََإِِنَََّ كََثِِيرًۭا مِِّنَََ ٱلْخُلَََٜٜٜٜٜطَََآءِِ لََيََبْغِِى ــبََعْضُهُــمْ عَََلَََىٰ ــبَََعْضٍٍ إِِلَََّا ٱلََّذِِِينَََ ءََامََنُـوا۟ وَََعََََمِِلُٜٜٜٜٜوا۟ ٱلصََََّٰــلِِـحَََٰــتِِِ وَََــقََلِِيـلٌۭ مََّاـ هُـمْ ۗ وََظََـنََّ دَََاوُۥدُ أََٜنََّـمَََٜا فََٺََنََّٰـــهُ فََٱِسْتَََغْـفََٜرََ رَََٜٜبََّٜهُۥ وََََخَََٜرََّ رََاكِِعًۭا وَََأََٜنَََـابََََ </text:p>
            <text:p text:style-name="Text_20_body">38:25 فَََغَََفَََٜرْٜنَََٜا لََهُۥ ذَََٰلِِِكَََ ۖ وََََإِِنََّ لََهُۥ عِِٜندَََٜٜنَََٜا لََٜزُلْٜفَََىٰ وََََحُٜٜسْــنَََََ مَََـَََٔــابٍۢـــ </text:p>
            <text:p text:style-name="Text_20_body">38:26 يََٰـــدََََاوُۥدُ إِِنََّــا جََََعََََٜلْنَََٰــكََََ خََََٜٜلِِيـفََََــةًۭ فِِى ٱلْأََرْضِِ فََٱُـحْكُمــ ٜٜٜـبَََيْنََ ٱلنََّـاسِِِِ بِِٱلْحََٜٜقِِّ وََلَََا تََــتََّبِِعِِــ ٱلْـهََوَََىٰ فََيُضِِلََّكََََ عََََن سََََََـبِِيـلِِِ ٱللَََّهِِ ۚ إِِنََّ ٱلََّذِِينَََ يََضِِلُّٜٜٜٜٜونََََ عَََن سَََََََََـــبِِيـلِِِ ٱللَََّهِِِ لََـهُــمْ عَََذَََابٌۭ شََََََــدِِيدٌۢ ٜٜبِِمَََٜا نَََسُوٜٜا۟ يََوْمَََ ٱلْحِِِِٜٜسَََََابِِِ </text:p>
          </table:table-cell>
          <table:table-cell table:style-name="Tabulka145.B1" office:value-type="string">
            <text:p text:style-name="Table_20_Contents"/>
          </table:table-cell>
        </table:table-row>
      </table:table>
      <text:p text:style-name="Text_20_body"/>
      <table:table table:name="Tabulka146" table:style-name="Tabulka146">
        <table:table-column table:style-name="Tabulka146.A"/>
        <table:table-column table:style-name="Tabulka146.B"/>
        <text:soft-page-break/>
        <table:table-row table:style-name="TableLine2294972832416">
          <table:table-cell table:style-name="Tabulka146.A1" office:value-type="string">
            <text:p text:style-name="Text_20_body">38:27 وََمََاـ خَََلََقْنََـا ٱلسََََّمَََٜآءََ وََٱلْأََرْضَََ وََمَََاـ ـبََيْٜٜٜٜٜنََهُمَََٜا ٜٜٜبَََٰــطِِـلًۭا ۚ ذََٰلِِكَََ ظََنُّ ٱلََّذِِينَََ كََفََرُوا۟ ۚ فََوَََيْٜلٌۭ لِِّـلََّذِِينَََ كََفََرُوا۟ مِِنََََ ٱلنََّـارِِِ </text:p>
            <text:p text:style-name="Text_20_body">38:28 أََمْـ نََجْٜعَََــلُ ٱلََّذِِينَََ ءََامَََـــنُوا۟ وَََعََََََََــــمِِِلُٜٜٜٜٜٜٜٜوٜٜا۟ ٱلصََََّٰــلِِحََََٰــتِِ كََٱلْمُـفْسِِدِِينَََ فِِى ٱلْأََرْضِِ أََمْـ نََجْٜعََََـلُ ٱلْمُتََّــقِِٜينَََ كََٱلْفُجََّٜٜاٜٜرِِ </text:p>
            <text:p text:style-name="Text_20_body">38:29 كِِٺَََٰــبٌ أََنزََلْنََٰــهُ إِِلَََيْــكََََ ـمُبََََٰـــرََكٌۭ لِِّيَََــدََّبََّٜرُوٓا۟ ءََايَََٰــتِِـهِِِۦ وََلِيَََــتََذَََكََّـــرََ أُو۟لُوٜٜا۟ ٱلْأََلْبََٰــبِِِ </text:p>
            <text:p text:style-name="Text_20_body">38:30 وَََوََهَََبْــنَََا لِِدَََاوُۥدََََ سُلَََيْـمََٰــنََ ۚ ـنِِعْــمَََ ٱلْعَََـــبْدُ ۖ إِِنََّــهُۥٓ أََوََّابٌ </text:p>
            <text:p text:style-name="Text_20_body">38:31 إِِذْ عُٜرِِضَََ عَََلَََيْـهِِ ٜٜبِِٜٱلْعَََشِِىِِّ ٱلصَََََّٰـــفِِنَََٰـــتُ ٱلْجِِِٜٜيََــادُ </text:p>
            <text:p text:style-name="Text_20_body">38:32 فََقََََََََــــالََ إِِنِِِّىٓ أََحْٜٜبََـبْٜٜٜتُ حُبَََّ ٱلْخَََيْرِِ عَََن ذِِكْٜرِِ رَََبِِِّى حَََٜتََّىٰ تََوََارَََتْ ٜٜبِِِٜٱلْحِِِِجَََََٜٜاـــبِِ </text:p>
            <text:p text:style-name="Text_20_body">38:33 رُدُّوهَََََا عَََلَََىََّ ۖ فَََطََــفِِقَََ مَََسْحًۢا ٜٜبِِِٜٱلسُّوٜٜقِِ وَََٱلْأََعْنَََََََــــاقِِ </text:p>
            <text:p text:style-name="Text_20_body">38:34 وَََلَََقَََدْ فَََتََََــــنَََّــا سُلَََيْـمََٰــنَََ وَََأََـلْقََٜيْٜٜنََــا عََلَََىٰ كُٜرْسِِـيِِّهِِۦ جََََََسَََََدًۭا ثُمََّــ أََنََٜابََََ </text:p>
            <text:p text:style-name="Text_20_body">38:35 قََالََََ رََََبِِِّ ٱِغْفِِرْ لِِى وَََهََََبْ لِِِى مُلْكًۭا لََّا ـيََٜٜٜنۢبََـغِِِى لِِأََحََدٍۢ مِِِّنۢ ــبََعْـدِِِىٓ ۖ إِِٜنََّٜكَََََ أََـــــنتَََ ٱلْوََهََّابُ </text:p>
            <text:p text:style-name="Text_20_body">38:36 فَََسََََخََّرْٜنََٜا لََهُ ٱلرِِّيــحَََــ تََجْٜرِِى ٜٜبِِٜأََـمْرِِهِِۦ رُخََََآٓءً حَََََيْثُ أَََصََََابََََ </text:p>
            <text:p text:style-name="Text_20_body">38:37 وََٱلشَََّيََٰــطِِِينََََ كُلََّ بَََنََّــآٓءٍۢ وََََغََوََّاصٍۢ </text:p>
            <text:p text:style-name="Text_20_body">38:38 وَََءَََاخَََٜٜرِِينََََ مُقَََٜرَََّـنِِينََََ فِِِى ٱلْأََََصْفََََٜادِِِ </text:p>
            <text:p text:style-name="Text_20_body">38:39 هَََٰـذََََا عَََطَََآؤُٜٜنََٜا فََٱُـمْنُـنْ أََوْ أََمْسِِكْ ـبِِغََٜٜيْرِِ حِِِٜٜسََََََابٍۢ </text:p>
            <text:p text:style-name="Text_20_body">38:40 وََإِِنََّ لََهُۥ عِِندَََنََا لََٜزُٜٜـلْفََىٰ وَََحُسْنََََ مََـََٔابٍۢ </text:p>
            <text:p text:style-name="Text_20_body">38:41 وَََٱُذْكُرْ عََََبْـدََٜٜنَََٜآ أََـيُّوبََ إِِذْ ٜنََٜادَََىٰ رَََبََّهُۥٓ أََنِِّى مَََسََّـنِِىَََ ٱلشَََّـيْطَََٰـــنُ ــــبِِنُصْٜٜبٍۢ وََََعَََذََََابٍٍ </text:p>
            <text:p text:style-name="Text_20_body">38:42 ٱُرْكُضْ بِِرِِجْٜٜلِِِكََ ۖ هَََٰـذََََـا مُغْتََسَََلٌۢ بََارِِدٌۭ وََََشَََرَََابٌۭ </text:p>
          </table:table-cell>
          <table:table-cell table:style-name="Tabulka146.B1" office:value-type="string">
            <text:p text:style-name="Table_20_Contents"/>
          </table:table-cell>
        </table:table-row>
      </table:table>
      <text:p text:style-name="Text_20_body"/>
      <table:table table:name="Tabulka147" table:style-name="Tabulka147">
        <table:table-column table:style-name="Tabulka147.A"/>
        <table:table-column table:style-name="Tabulka147.B"/>
        <text:soft-page-break/>
        <table:table-row table:style-name="TableLine2294972845376">
          <table:table-cell table:style-name="Tabulka147.A1" office:value-type="string">
            <text:p text:style-name="Text_20_body">38:43 وَََوَََهَََبْٜٜنََا لََهُۥٓ أََهْلََهُۥ وَََمِِثْـلَََـهُٜم مََّعَََــهُٜمْ رَََحْمَََـةًۭ مِِّنََّــا وَََذِِكْـرََىٰ لِِأُو۟لِِى ٱلْأََلْٜبَََٰــبِِِ </text:p>
            <text:p text:style-name="Text_20_body">38:44 وَََخُٜٜذْ ــــبِِيََـدِِكَََ ـضِِِغْـثًۭا فََٱِضْرِِب بِِّهِِۦ وََلََا تََحْنَََٜٜثْ ۗ إِِٜنََّـا وَََجََََدْنَََٰــهُ ـصَََََابِِرًۭا ۚ نِِّعْـمََ ٱلْعَََــبْٜٜدُ ۖ إِِنََّـهُۥٓ أََوََّابٌۭ </text:p>
            <text:p text:style-name="Text_20_body">38:45 وَََٱُذْكُٜرْ ـعِِبَََٰدَََـنَََآٓ إِِـبْٜرََََٰهِِيمََــ وَََإِِسْحََََٰــقَََ وَََــيََعْقُوبََََ أُو۟لِِى ٱلْأََيْدِِِى وََََٱلْأََبْصََََٰـــرِِ </text:p>
            <text:p text:style-name="Text_20_body">38:46 إِِنََّــآٓ أََـخْلَََٜٜٜٜٜٜٜٜصْٜٜنَََٰـــهُم بِِخَََٜٜالِِصَََةٍۢ ذِِِكْـــــــــرَََى ٱلدَََّارِِ </text:p>
            <text:p text:style-name="Text_20_body">38:47 وَََإِِنََّهُـمْ عِِنـدَََٜـنَََٜا لََٜمِِنَََ ٱلْمُصْطَََــفََََيْنَََ ٱلْأََخْيََــارِِ </text:p>
            <text:p text:style-name="Text_20_body">38:48 وَََٱُذْكُٜرْ إِِسْمَََٰــعِِيـلَََ وَََٱـلْيََٜٜٜٜٜٜسَََــعَََــ وَََذَََا ٱـلْكِِِفْلِِ ۖ وَََكُلٌّۭ مِِّنَََ ٱلْأََخْيََــارِِ </text:p>
            <text:p text:style-name="Text_20_body">38:49 هَََٰــذََََا ذِِِكْٜرٌۭ ۚ وَََإِِنََّ ــلِِلْٜٜٜٜٜمُتََّـقِِٜينََََ لََََٜحُٜٜسْنََََ مَََـَََٔــابٍۢ </text:p>
            <text:p text:style-name="Text_20_body">38:50 جَََنَََّٰــتِِ عَََدْنٍۢ مُّفََٺََََّـحََََةًۭ لَََّهُــمُ ٱلْأََـبْوََٰبُ </text:p>
            <text:p text:style-name="Text_20_body">38:51 مُتََّـكِِـِِٔينََ فِِيهََََا يََدْـــعُونََََ فِِيهَََا بِِفََٰـــكِِِهََــةٍۢ كََـــــــــثِِيرَََةٍۢ وَََشََرََابٍۢ </text:p>
            <text:p text:style-name="Text_20_body">38:52 وَََعِِنـدَََهُمْـ قَََٰــصِِرَََٰتُ ٱلطََّـرْفِِ أََٺْرََابٌ </text:p>
            <text:p text:style-name="Text_20_body">38:53 هَََٰــذَََا مَََٜا تُوعََََدُونَََ لِِيََـوْمِِـ ٱلْحِِٜٜسََََابِِ </text:p>
            <text:p text:style-name="Text_20_body">38:54 إِِنََّ هَََٰــذَََا لََٜرِِٜٜزْقُنََـا مَََٜا لََهُۥ مِِن ـنََّفَََــادٍٍ </text:p>
            <text:p text:style-name="Text_20_body">38:55 هَََََٰـــــذََََا ۚ وََإِِنَََََََََّــــــ لِِلطََّٰـــغِِينَََ لََشََرََّ مَََـََٔــابٍۢ </text:p>
            <text:p text:style-name="Text_20_body">38:56 جَََهَََنََّمَََ ـيََصْلََََٜٜٜٜٜوْنََهَََا ــفََبِِـئْسََََٜٜ ٱــلْمِِــهََََادُ </text:p>
            <text:p text:style-name="Text_20_body">38:57 هَََٰـذَََا فَََلْيََــذُوقُٜوهُ ــحَََمِِِيـــمٌۭـ وََََــغَََسََّـاقٌۭ </text:p>
            <text:p text:style-name="Text_20_body">38:58 وَََءَََاخَََــرُ مِِن شَََََكْلِِهِِۦٓ أََزْوَََٰجٌـ </text:p>
            <text:p text:style-name="Text_20_body">38:59 هََٰـــذََا فََوْجٌۭـ مُّقْٺَََــحِِمٌۭ مََّعَََكُٜٜمْ ۖ لَََا ـمََرْحَََبًۢـا بِِهِِــمْ ۚ إِِنََّهُـمْ صََََََالُوا۟ ٱلنََّــارِِ </text:p>
            <text:p text:style-name="Text_20_body">38:60 قَََالُوا۟ بََلْ أََـــــنتُــمْـ لَََا مََٜرْحَََبًۢا ـبِِكُمْـ ۖ أََنتُــمْـ قََدََّمْتُـمُوهُ لََنََـا ۖ فََبِِــئْسََََٜٜ ٱلْقََََـــرَََارُ </text:p>
            <text:p text:style-name="Text_20_body">38:61 قَََالُوا۟ رَََبََّنََــا مَََن قَََـــدَََّمََ لََنََـا هََََٰـــذَََا فَََـزِِدْهُ عََذَََاٜٜبًۭٜا ضِِعْـفًۭا فِِى ٱلنََََََّـــــارِِ </text:p>
          </table:table-cell>
          <table:table-cell table:style-name="Tabulka147.B1" office:value-type="string">
            <text:p text:style-name="Table_20_Contents"/>
          </table:table-cell>
        </table:table-row>
      </table:table>
      <text:p text:style-name="Text_20_body"/>
      <table:table table:name="Tabulka148" table:style-name="Tabulka148">
        <table:table-column table:style-name="Tabulka148.A"/>
        <table:table-column table:style-name="Tabulka148.B"/>
        <text:soft-page-break/>
        <table:table-row table:style-name="TableLine2294972847392">
          <table:table-cell table:style-name="Tabulka148.A1" office:value-type="string">
            <text:p text:style-name="Text_20_body">38:62 وََقَََالُوا۟ مَََاـ لََنَََـا لََا نََرََىٰ رِِِجَََالًۭا كُنََّـا نََعُٜدُّهُم مِِّنَََ ٱلْأَََشْرََارِِ </text:p>
            <text:p text:style-name="Text_20_body">38:63 أََتََّخََٜٜذْٜٜٜٜنَََٰــهُــمْ ـسِِخْٜٜرِِيًّا أََمْ زََََاــغَََتْ عَََنْهُـمُ ٱلْأََبْصََََٰـــرُ </text:p>
            <text:p text:style-name="Text_20_body">38:64 إِِنََّ ذَََٰلِِكَََ لََحََقٌّۭٜٜ تََخَََاصُمُ أََهْلِِ ٱلنََّـارِِ </text:p>
            <text:p text:style-name="Text_20_body">38:65 قُلْ إِِـنََّمَََٜآ أََنََـا۠ مُنذِِرٌۭ ۖ وََمََاـ مِِِنْ إِِلَََٰـهٍ إِِلََّا ٱللَََّهُ ٱلْوََٰحِِدُ ٱلْقََهََّارُ </text:p>
            <text:p text:style-name="Text_20_body">38:66 رََبُّ ٱلسََََّمََٰـوََٰتِِ وَََٱلْأََرْضِِ وَََمَََاـ ـبََيْنَهُمَََا ٱلْعَََـزِِيزُٜٜ ٱلْغَََـفَََّٰـــرُ </text:p>
            <text:p text:style-name="Text_20_body">38:67 ــقُلْ هُوَََ نََبََـؤٌا۟ عَََظِِيمٌ </text:p>
            <text:p text:style-name="Text_20_body">38:68 أََنتُمْ عَََنْهُ مُعْـرِِضُونََََ </text:p>
            <text:p text:style-name="Text_20_body">38:69 مَََاـ كََانَََ لِِىَََ مِِنْ عِِلْمٍۭــٜ بِِٱلْمََلَََإِِ ٱلْأَََعْلَََىٰٓٓ إِِذْ يََخْٜٜٺََصِِمُٜٜونَََ </text:p>
            <text:p text:style-name="Text_20_body">38:70 إِِن ــيُوحََََىٰٓٓ إِِلََىََّ إِِلََّآ أََنََّمََٜآ أََنََـا۠ نَذِِيرٌۭ مُّبِِــينٌ </text:p>
            <text:p text:style-name="Text_20_body">38:71 إِِذْ قََالََََ رَََبُّكَََََٜ ــلِِلْٜمَََلََٰٓٓــٜٜٜٜٜئِِكَََةِِ إِِنِِّى خَََٰــلِِٜٜٜٜٜقٌۢ بََشَََرًۭا مِِّن طِِـينٍۢ </text:p>
            <text:p text:style-name="Text_20_body">38:72 فََإِِذَََا سََََوَََّــــيْتُــهُۥ وَََـنََفََخْٜٜتُ فِِيـهِِ مِِن رُّوحِِى فَََقَََعُوا۟ لََهُۥ سََََٰــجِِدِِٜٜٜٜٜينَََ </text:p>
            <text:p text:style-name="Text_20_body">38:73 فََسََََجَََدَََ ٱلْمَََلَََٰٓٓــئِِكََةُ كُـــــــــلُّـٜٜٜٜٜهُٜمْ أََجْمََعُونََََ </text:p>
            <text:p text:style-name="Text_20_body">38:74 إِِلََّآٓ إِِبْلِِٜيسََََٜٜ ٱِسْتَََكْٜبََرََ وَََكََانَََ مِِنَََ ٱلْكََََٰـــفِِٜرِِينَََ </text:p>
            <text:p text:style-name="Text_20_body">38:75 قَََالََََ يََٰٓٓــإِِبْلِِيسُٜٜ مَََاـ مََنََعََكَََ أََن تَََسْجُدَََ لِِمَََا خَََلَََقْتُ ـــــبِِيََــدَََىََّ ۖ أََسْتَََكْٜبََرْتَََ أََمْ كُٜنٜٜتََََََـــٜ مِِنَََ ٱلْعََالِِينَََََ </text:p>
            <text:p text:style-name="Text_20_body">38:76 قَََالََ أََنََـا۠ خَََيْرٌۭ مِِّنْـهُ ۖ خََلَََقْٺََـنِِى مِِن نََّارٍۢ وََخَََلَََقْٺََـهُۥ مِِِن طِِِـينٍۢ </text:p>
            <text:p text:style-name="Text_20_body">38:77 قََالَََ فَََٱُخْٜرُجْــ مِِنْهَََا فَََإِِٜٜنََّٜكََََ رَََجِِيمٌۭ </text:p>
            <text:p text:style-name="Text_20_body">38:78 وَََإِِنََّ عَََلََََيْـكَََ لَََعْـنَََتِِىٓ إِِلَََىٰ يَََوْمِِـ ٱلدِِِّينِِ </text:p>
            <text:p text:style-name="Text_20_body">38:79 ــقََالََ رَََبِِّ فََأََنظِِـرْنِِىٓٓ إِِلَََىٰ ـيَََوْمِِـ ــــيُبْـعَََـثُونََََ </text:p>
            <text:p text:style-name="Text_20_body">38:80 ــقََالََََ فََََإِِٜنََّٜكََََ مِِِنََََ ٱلْمُنظَََـرِِٜٜٜٜٜٜينَََ </text:p>
            <text:p text:style-name="Text_20_body">38:81 إِِِلََََىٰ يََََوْمِِِـ ٱلْوَََــقْتِِِ ٱلْمََََعْــلُٜٜٜٜٜومِِِـ </text:p>
            <text:p text:style-name="Text_20_body">38:82 قَََالََََ ــفَََبِِـعِِٜزَََّٜٺِِِٜكََََََ لََأُغْوِِيََنََّـهُٜمْ أََجْمََعِِينَََََ </text:p>
            <text:p text:style-name="Text_20_body">38:83 إِِلََّا ــعِِبَََادََكََََ مِِنْــهُـمُ ٱلْمُخْلََََصِِِِينََََََََََــــــ </text:p>
          </table:table-cell>
          <table:table-cell table:style-name="Tabulka148.B1" office:value-type="string">
            <text:p text:style-name="Table_20_Contents"/>
          </table:table-cell>
        </table:table-row>
      </table:table>
      <text:p text:style-name="Text_20_body"/>
      <table:table table:name="Tabulka149" table:style-name="Tabulka149">
        <table:table-column table:style-name="Tabulka149.A"/>
        <table:table-column table:style-name="Tabulka149.B"/>
        <table:table-row table:style-name="TableLine2294972837600">
          <table:table-cell table:style-name="Tabulka149.A1" office:value-type="string">
            <text:p text:style-name="Text_20_body">38:84 قََالَََ فَََٱلْحََقُّٜٜ وَََٱلْحََقَََّ أََقُولُ </text:p>
            <text:p text:style-name="Text_20_body">38:85 لََأََمْلَََأََنََّ جَََهَََنََّمََــ مِِنكَََ وَََمِِـمَََّن تَََبِِـعَََــكََََ مِِنْهُمْ أََجْمَََعِِٜٜينَََ </text:p>
            <text:p text:style-name="Text_20_body">38:86 قُلْ مَََآـ أََسْـََٔلُكُمْـ عََلََََيْـهِِ مِِنْ أََجْٜٜرٍۢ وَََمَََآـ أََنَـا۠ مِِِنََ ٱــلْمُــتَََكَََلِِّفِِينَََ </text:p>
            <text:p text:style-name="Text_20_body">38:87 إِِنْ هُوَََ إِِلََّا ذِِكْٜرٌۭ لِِّلْعَََٰــلَََمِِـينَََ </text:p>
            <text:p text:style-name="Text_20_body">38:88 وَََلََٺََـعْلََٜٜٜٜٜمُنََّ نََبََــأََهُۥ بَََعْــدَََ حِِِينٍۭــــ </text:p>
          </table:table-cell>
          <table:table-cell table:style-name="Tabulka149.B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arabicTest" svg:font-family="arabicTest"/>
    <style:font-face style:name="arabicTest1" svg:font-family="arabicTest" style:font-adornments="Běžné" style:font-pitch="variable"/>
    <style:font-face style:name="arabicTest2" svg:font-family="arabicTest" style:font-adornments="Kurzív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end" style:justify-single-word="false" fo:orphans="2" fo:widows="2" fo:hyphenation-ladder-count="no-limit" style:page-number="auto" fo:background-color="transparent" style:shadow="none" style:writing-mode="rl-tb">
        <style:tab-stops/>
      </style:paragraph-properties>
      <style:text-properties fo:font-size="10.5pt" style:font-size-asian="10.5pt" style:font-name-complex="arabicTest1" style:font-family-complex="arabicTest" style:font-style-name-complex="Běžné" style:font-pitch-complex="variable" style:font-size-complex="2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3cm" fo:margin-bottom="0.199cm" style:contextual-spacing="false" fo:text-align="center" style:justify-single-word="false" fo:keep-with-next="always"/>
      <style:text-properties style:font-name="Liberation Serif" fo:font-family="'Liberation Serif'" style:font-family-generic="roman" fo:font-size="24pt" fo:font-weight="bold" style:font-name-asian="Source Han Sans CN Regular" style:font-family-asian="'Source Han Sans CN Regular'" style:font-family-generic-asian="system" style:font-pitch-asian="variable" style:font-size-asian="14pt" style:font-name-complex="arabicTest" style:font-family-complex="arabicTest" style:font-size-complex="20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end" style:justify-single-word="false" fo:orphans="0" fo:widows="0" fo:hyphenation-ladder-count="no-limit" style:register-true="true" fo:text-indent="0cm" style:auto-text-indent="false" style:page-number="auto" fo:background-color="transparent" style:vertical-align="middle" style:snap-to-layout-grid="false" style:writing-mode="rl-tb">
        <style:tab-stops/>
      </style:paragraph-properties>
      <style:text-properties style:font-name-complex="arabicTest1" style:font-family-complex="arabicTest" style:font-style-name-complex="Běžné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dae7f5"/>
      <style:paragraph-properties fo:margin-left="0cm" fo:margin-right="0cm" fo:margin-top="0cm" fo:margin-bottom="0cm" style:contextual-spacing="false" style:register-true="true" fo:text-indent="0cm" style:auto-text-indent="false" style:page-number="auto" fo:background-color="#dae7f5" style:vertical-align="auto" style:writing-mode="lr-tb"/>
      <style:text-properties fo:font-size="16pt" fo:font-weight="bold" style:font-size-asian="130%" style:font-weight-asian="bold" style:font-name-complex="arabicTest1" style:font-family-complex="arabicTest" style:font-style-name-complex="Běžné" style:font-pitch-complex="variable" style:font-size-complex="20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cm" fo:margin-right="0cm" fo:margin-top="0cm" fo:margin-bottom="0cm" style:contextual-spacing="false" fo:text-indent="0cm" style:auto-text-indent="false" style:page-number="auto" fo:background-color="transparent" style:writing-mode="lr-tb"/>
      <style:text-properties fo:font-size="14pt" fo:font-weight="bold" style:font-size-asian="115%" style:font-weight-asian="bold" style:font-name-complex="arabicTest1" style:font-family-complex="arabicTest" style:font-style-name-complex="Běžné" style:font-pitch-complex="variable" style:font-size-complex="20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01cm" style:contextual-spacing="false" fo:text-indent="0cm" style:auto-text-indent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727272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-complex="arabicTest1" style:font-family-complex="arabicTest" style:font-style-name-complex="Běžné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text-indent="0cm" style:auto-text-indent="false" style:vertical-align="middle" style:writing-mode="lr-tb">
        <style:tab-stops>
          <style:tab-stop style:position="26.4cm" style:type="right" style:leader-style="dotted" style:leader-text="."/>
        </style:tab-stops>
      </style:paragraph-properties>
      <style:text-properties style:font-name-complex="arabicTest1" style:font-family-complex="arabicTest" style:font-style-name-complex="Běžné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0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5.0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24.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5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0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5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5.0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24.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24.0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23.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23.0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22.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22.0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5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5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24.00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23.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23.0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22.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22.0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itation" style:family="text">
      <style:text-properties fo:font-style="italic" style:font-style-asian="italic" style:font-name-complex="arabicTest2" style:font-family-complex="arabicTest" style:font-style-name-complex="Kurzíva" style:font-pitch-complex="variable" style:font-size-complex="20pt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arabicTest1" style:font-family-complex="arabicTest" style:font-style-name-complex="Běžné" style:font-pitch-complex="variable" style:font-size-complex="20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arabicTest1" style:font-family-complex="arabicTest" style:font-style-name-complex="Běžné" style:font-pitch-complex="variable" style:font-size-complex="20pt"/>
    </style:style>
    <style:style style:name="Definition" style:family="text">
      <style:text-properties style:font-name-complex="arabicTest1" style:font-family-complex="arabicTest" style:font-style-name-complex="Běžné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ejstrikTecky" style:family="text">
      <style:text-properties fo:color="#9b9b9b" loext:opacity="100%" loext:padding-left="0.199cm" loext:padding-right="0.049cm" loext:padding-top="0.049cm" loext:padding-bottom="0.049cm" loext:border-left="0.06pt solid #ffffff" loext:border-right="none" loext:border-top="none" loext:border-bottom="none"/>
    </style:style>
    <style:style style:name="rejstrikCislaStranek" style:family="text">
      <style:text-properties loext:padding-left="0.3cm" loext:padding-right="0.049cm" loext:padding-top="0.049cm" loext:padding-bottom="0.049cm" loext:border-left="0.06pt solid #ffffff" loext:border-right="none" loext:border-top="none" loext:border-bottom="none"/>
    </style:style>
    <style:style style:name="rejstrikNazevKapitoly" style:family="text">
      <style:text-properties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501cm" fo:page-height="49.999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1T10:36:04.645000000</meta:creation-date>
    <dc:title>mojeWriter</dc:title>
    <meta:editing-cycles>2302</meta:editing-cycles>
    <meta:editing-duration>P10DT14M26S</meta:editing-duration>
    <meta:generator>LibreOfficeDev/7.4.0.0.alpha0$Windows_X86_64 LibreOffice_project/151c56ed547490a99d912524c0e56b5d6d4a1939</meta:generator>
    <meta:initial-creator>Kamil Landa</meta:initial-creator>
    <dc:date>2022-07-25T12:52:14.927000000</dc:date>
    <dc:creator>Kamil Landa</dc:creator>
    <meta:document-statistic meta:table-count="19" meta:image-count="0" meta:object-count="0" meta:page-count="18" meta:paragraph-count="353" meta:word-count="2769" meta:character-count="17936" meta:non-whitespace-character-count="15270"/>
    <meta:template xlink:type="simple" xlink:actuate="onRequest" xlink:title="mojeWriter" xlink:href="../../AppData/Roaming/LibreOffice/4/user/template/mojeWriter.ott" meta:date="2020-01-01T10:36:04.505000000"/>
  </office:meta>
</office:document-meta>
</file>